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4.501cm" fo:margin-left="1cm" table:align="left"/>
    </style:style>
    <style:style style:name="Tabela1.A" style:family="table-column">
      <style:table-column-properties style:column-width="0.425cm"/>
    </style:style>
    <style:style style:name="Tabela1.B" style:family="table-column">
      <style:table-column-properties style:column-width="4.076cm"/>
    </style:style>
    <style:style style:name="Tabela1.A1" style:family="table-cell">
      <style:table-cell-properties style:vertical-align="middle" fo:padding="0.049cm" fo:border="none"/>
    </style:style>
    <style:style style:name="Tabela2" style:family="table">
      <style:table-properties style:width="12.545cm" fo:margin-left="1cm" table:align="left"/>
    </style:style>
    <style:style style:name="Tabela2.A" style:family="table-column">
      <style:table-column-properties style:column-width="0.425cm"/>
    </style:style>
    <style:style style:name="Tabela2.B" style:family="table-column">
      <style:table-column-properties style:column-width="12.12cm"/>
    </style:style>
    <style:style style:name="Tabela2.A1" style:family="table-cell">
      <style:table-cell-properties style:vertical-align="middle" fo:padding="0.049cm" fo:border="none"/>
    </style:style>
    <style:style style:name="Tabela3" style:family="table">
      <style:table-properties style:width="4.501cm" fo:margin-left="2.247cm" table:align="left"/>
    </style:style>
    <style:style style:name="Tabela3.A" style:family="table-column">
      <style:table-column-properties style:column-width="0.425cm"/>
    </style:style>
    <style:style style:name="Tabela3.B" style:family="table-column">
      <style:table-column-properties style:column-width="4.076cm"/>
    </style:style>
    <style:style style:name="Tabela3.A1" style:family="table-cell">
      <style:table-cell-properties style:vertical-align="middle" fo:padding="0.049cm" fo:border="none"/>
    </style:style>
    <style:style style:name="Tabela4" style:family="table">
      <style:table-properties style:width="6.195cm" fo:margin-left="2.247cm" table:align="left"/>
    </style:style>
    <style:style style:name="Tabela4.A" style:family="table-column">
      <style:table-column-properties style:column-width="0.425cm"/>
    </style:style>
    <style:style style:name="Tabela4.B" style:family="table-column">
      <style:table-column-properties style:column-width="5.77cm"/>
    </style:style>
    <style:style style:name="Tabela4.A1" style:family="table-cell">
      <style:table-cell-properties style:vertical-align="middle" fo:padding="0.049cm" fo:border="none"/>
    </style:style>
    <style:style style:name="Tabela5" style:family="table">
      <style:table-properties style:width="17.201cm" fo:margin-left="1cm" table:align="left"/>
    </style:style>
    <style:style style:name="Tabela5.A" style:family="table-column">
      <style:table-column-properties style:column-width="0.425cm"/>
    </style:style>
    <style:style style:name="Tabela5.B" style:family="table-column">
      <style:table-column-properties style:column-width="16.776cm"/>
    </style:style>
    <style:style style:name="Tabela5.A1" style:family="table-cell">
      <style:table-cell-properties style:vertical-align="middle" fo:padding="0.049cm" fo:border="none"/>
    </style:style>
    <style:style style:name="Tabela6" style:family="table">
      <style:table-properties style:width="3.655cm" fo:margin-left="1cm" table:align="left"/>
    </style:style>
    <style:style style:name="Tabela6.A" style:family="table-column">
      <style:table-column-properties style:column-width="0.425cm"/>
    </style:style>
    <style:style style:name="Tabela6.B" style:family="table-column">
      <style:table-column-properties style:column-width="3.23cm"/>
    </style:style>
    <style:style style:name="Tabela6.A1" style:family="table-cell">
      <style:table-cell-properties style:vertical-align="middle" fo:padding="0.049cm" fo:border="none"/>
    </style:style>
    <style:style style:name="Tabela7" style:family="table">
      <style:table-properties style:width="8.1cm" fo:margin-left="1cm" table:align="left"/>
    </style:style>
    <style:style style:name="Tabela7.A" style:family="table-column">
      <style:table-column-properties style:column-width="0.637cm"/>
    </style:style>
    <style:style style:name="Tabela7.B" style:family="table-column">
      <style:table-column-properties style:column-width="7.463cm"/>
    </style:style>
    <style:style style:name="Tabela7.A1" style:family="table-cell">
      <style:table-cell-properties style:vertical-align="middle" fo:padding="0.049cm" fo:border="none"/>
    </style:style>
    <style:style style:name="Tabela8" style:family="table">
      <style:table-properties style:width="16.778cm" fo:margin-left="1cm" table:align="left"/>
    </style:style>
    <style:style style:name="Tabela8.A" style:family="table-column">
      <style:table-column-properties style:column-width="0.425cm"/>
    </style:style>
    <style:style style:name="Tabela8.B" style:family="table-column">
      <style:table-column-properties style:column-width="16.353cm"/>
    </style:style>
    <style:style style:name="Tabela8.A1" style:family="table-cell">
      <style:table-cell-properties style:vertical-align="middle" fo:padding="0.049cm" fo:border="none"/>
    </style:style>
    <style:style style:name="Tabela9" style:family="table">
      <style:table-properties style:width="17.413cm" fo:margin-left="1cm" table:align="left"/>
    </style:style>
    <style:style style:name="Tabela9.A" style:family="table-column">
      <style:table-column-properties style:column-width="0.425cm"/>
    </style:style>
    <style:style style:name="Tabela9.B" style:family="table-column">
      <style:table-column-properties style:column-width="16.988cm"/>
    </style:style>
    <style:style style:name="Tabela9.A1" style:family="table-cell">
      <style:table-cell-properties style:vertical-align="middle" fo:padding="0.049cm" fo:border="none"/>
    </style:style>
    <style:style style:name="Tabela10" style:family="table">
      <style:table-properties style:width="13.18cm" fo:margin-left="1cm" table:align="left"/>
    </style:style>
    <style:style style:name="Tabela10.A" style:family="table-column">
      <style:table-column-properties style:column-width="0.637cm"/>
    </style:style>
    <style:style style:name="Tabela10.B" style:family="table-column">
      <style:table-column-properties style:column-width="12.543cm"/>
    </style:style>
    <style:style style:name="Tabela10.A1" style:family="table-cell">
      <style:table-cell-properties style:vertical-align="middle" fo:padding="0.049cm" fo:border="none"/>
    </style:style>
    <style:style style:name="Tabela11" style:family="table">
      <style:table-properties style:width="6.618cm" fo:margin-left="1cm" table:align="left"/>
    </style:style>
    <style:style style:name="Tabela11.A" style:family="table-column">
      <style:table-column-properties style:column-width="0.425cm"/>
    </style:style>
    <style:style style:name="Tabela11.B" style:family="table-column">
      <style:table-column-properties style:column-width="6.193cm"/>
    </style:style>
    <style:style style:name="Tabela11.A1" style:family="table-cell">
      <style:table-cell-properties style:vertical-align="middle" fo:padding="0.049cm" fo:border="none"/>
    </style:style>
    <style:style style:name="Tabela12" style:family="table">
      <style:table-properties style:width="5.348cm" fo:margin-left="1cm" table:align="left"/>
    </style:style>
    <style:style style:name="Tabela12.A" style:family="table-column">
      <style:table-column-properties style:column-width="0.425cm"/>
    </style:style>
    <style:style style:name="Tabela12.B" style:family="table-column">
      <style:table-column-properties style:column-width="4.923cm"/>
    </style:style>
    <style:style style:name="Tabela12.A1" style:family="table-cell">
      <style:table-cell-properties style:vertical-align="middle" fo:padding="0.049cm" fo:border="none"/>
    </style:style>
    <style:style style:name="Tabela13" style:family="table">
      <style:table-properties style:width="3.866cm" fo:margin-left="1cm" table:align="left"/>
    </style:style>
    <style:style style:name="Tabela13.A" style:family="table-column">
      <style:table-column-properties style:column-width="0.425cm"/>
    </style:style>
    <style:style style:name="Tabela13.B" style:family="table-column">
      <style:table-column-properties style:column-width="3.441cm"/>
    </style:style>
    <style:style style:name="Tabela13.A1" style:family="table-cell">
      <style:table-cell-properties style:vertical-align="middle" fo:padding="0.049cm" fo:border="none"/>
    </style:style>
    <style:style style:name="Tabela14" style:family="table">
      <style:table-properties style:width="26.515cm" fo:margin-left="1cm" table:align="left"/>
    </style:style>
    <style:style style:name="Tabela14.A" style:family="table-column">
      <style:table-column-properties style:column-width="0.425cm"/>
    </style:style>
    <style:style style:name="Tabela14.B" style:family="table-column">
      <style:table-column-properties style:column-width="26.09cm"/>
    </style:style>
    <style:style style:name="Tabela14.A1" style:family="table-cell">
      <style:table-cell-properties style:vertical-align="middle" fo:padding="0.049cm" fo:border="none"/>
    </style:style>
    <style:style style:name="Tabela15" style:family="table">
      <style:table-properties style:width="21.011cm" fo:margin-left="1cm" table:align="left"/>
    </style:style>
    <style:style style:name="Tabela15.A" style:family="table-column">
      <style:table-column-properties style:column-width="0.425cm"/>
    </style:style>
    <style:style style:name="Tabela15.B" style:family="table-column">
      <style:table-column-properties style:column-width="20.586cm"/>
    </style:style>
    <style:style style:name="Tabela15.A1" style:family="table-cell">
      <style:table-cell-properties style:vertical-align="middle" fo:padding="0.049cm" fo:border="none"/>
    </style:style>
    <style:style style:name="Tabela16" style:family="table">
      <style:table-properties style:width="11.275cm" fo:margin-left="1cm" table:align="left"/>
    </style:style>
    <style:style style:name="Tabela16.A" style:family="table-column">
      <style:table-column-properties style:column-width="0.425cm"/>
    </style:style>
    <style:style style:name="Tabela16.B" style:family="table-column">
      <style:table-column-properties style:column-width="10.85cm"/>
    </style:style>
    <style:style style:name="Tabela16.A1" style:family="table-cell">
      <style:table-cell-properties style:vertical-align="middle" fo:padding="0.049cm" fo:border="none"/>
    </style:style>
    <style:style style:name="P1" style:family="paragraph" style:parent-style-name="List_20_Heading">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style>
    <style:style style:name="P3" style:family="paragraph" style:parent-style-name="Quotations">
      <style:paragraph-properties fo:margin-top="0cm" fo:margin-bottom="0cm" loext:contextual-spacing="false"/>
    </style:style>
    <style:style style:name="P4" style:family="paragraph" style:parent-style-name="List_20_Heading">
      <style:paragraph-properties fo:margin-top="0cm" fo:margin-bottom="0.499cm" loext:contextual-spacing="false"/>
    </style:style>
    <style:style style:name="P5" style:family="paragraph" style:parent-style-name="List_20_Heading" style:list-style-name="L7">
      <style:paragraph-properties fo:margin-top="0cm" fo:margin-bottom="0.499cm" loext:contextual-spacing="false"/>
    </style:style>
    <style:style style:name="P6" style:family="paragraph" style:parent-style-name="List_20_Heading" style:list-style-name="L14">
      <style:paragraph-properties fo:margin-top="0cm" fo:margin-bottom="0.499cm" loext:contextual-spacing="false"/>
    </style:style>
    <style:style style:name="P7" style:family="paragraph" style:parent-style-name="List_20_Heading" style:list-style-name="L26">
      <style:paragraph-properties fo:margin-top="0cm" fo:margin-bottom="0.499cm" loext:contextual-spacing="false"/>
    </style:style>
    <style:style style:name="P8" style:family="paragraph" style:parent-style-name="Preformatted_20_Text" style:list-style-name="L16"/>
    <style:style style:name="P9" style:family="paragraph" style:parent-style-name="Preformatted_20_Text" style:list-style-name="L18"/>
    <style:style style:name="P10" style:family="paragraph" style:parent-style-name="Preformatted_20_Text" style:list-style-name="L19"/>
    <style:style style:name="P11" style:family="paragraph" style:parent-style-name="Preformatted_20_Text">
      <style:paragraph-properties fo:margin-top="0cm" fo:margin-bottom="0.499cm" loext:contextual-spacing="false"/>
    </style:style>
    <style:style style:name="P12" style:family="paragraph" style:parent-style-name="Preformatted_20_Text" style:list-style-name="L2">
      <style:paragraph-properties fo:margin-top="0cm" fo:margin-bottom="0.499cm" loext:contextual-spacing="false"/>
    </style:style>
    <style:style style:name="P13" style:family="paragraph" style:parent-style-name="Preformatted_20_Text" style:list-style-name="L3">
      <style:paragraph-properties fo:margin-top="0cm" fo:margin-bottom="0.499cm" loext:contextual-spacing="false"/>
    </style:style>
    <style:style style:name="P14" style:family="paragraph" style:parent-style-name="Preformatted_20_Text" style:list-style-name="L4">
      <style:paragraph-properties fo:margin-top="0cm" fo:margin-bottom="0.499cm" loext:contextual-spacing="false"/>
    </style:style>
    <style:style style:name="P15" style:family="paragraph" style:parent-style-name="Preformatted_20_Text" style:list-style-name="L5">
      <style:paragraph-properties fo:margin-top="0cm" fo:margin-bottom="0.499cm" loext:contextual-spacing="false"/>
    </style:style>
    <style:style style:name="P16" style:family="paragraph" style:parent-style-name="Preformatted_20_Text" style:list-style-name="L6">
      <style:paragraph-properties fo:margin-top="0cm" fo:margin-bottom="0.499cm" loext:contextual-spacing="false"/>
    </style:style>
    <style:style style:name="P17" style:family="paragraph" style:parent-style-name="Preformatted_20_Text" style:list-style-name="L12">
      <style:paragraph-properties fo:margin-top="0cm" fo:margin-bottom="0.499cm" loext:contextual-spacing="false"/>
    </style:style>
    <style:style style:name="P18" style:family="paragraph" style:parent-style-name="Preformatted_20_Text" style:list-style-name="L15">
      <style:paragraph-properties fo:margin-top="0cm" fo:margin-bottom="0.499cm" loext:contextual-spacing="false"/>
    </style:style>
    <style:style style:name="P19" style:family="paragraph" style:parent-style-name="Preformatted_20_Text" style:list-style-name="L16">
      <style:paragraph-properties fo:margin-top="0cm" fo:margin-bottom="0.499cm" loext:contextual-spacing="false"/>
    </style:style>
    <style:style style:name="P20" style:family="paragraph" style:parent-style-name="Preformatted_20_Text" style:list-style-name="L17">
      <style:paragraph-properties fo:margin-top="0cm" fo:margin-bottom="0.499cm" loext:contextual-spacing="false"/>
    </style:style>
    <style:style style:name="P21" style:family="paragraph" style:parent-style-name="Preformatted_20_Text" style:list-style-name="L18">
      <style:paragraph-properties fo:margin-top="0cm" fo:margin-bottom="0.499cm" loext:contextual-spacing="false"/>
    </style:style>
    <style:style style:name="P22" style:family="paragraph" style:parent-style-name="Preformatted_20_Text" style:list-style-name="L19">
      <style:paragraph-properties fo:margin-top="0cm" fo:margin-bottom="0.499cm" loext:contextual-spacing="false"/>
    </style:style>
    <style:style style:name="P23" style:family="paragraph" style:parent-style-name="Preformatted_20_Text" style:list-style-name="L20">
      <style:paragraph-properties fo:margin-top="0cm" fo:margin-bottom="0.499cm" loext:contextual-spacing="false"/>
    </style:style>
    <style:style style:name="P24" style:family="paragraph" style:parent-style-name="Preformatted_20_Text" style:list-style-name="L21">
      <style:paragraph-properties fo:margin-top="0cm" fo:margin-bottom="0.499cm" loext:contextual-spacing="false"/>
    </style:style>
    <style:style style:name="P25" style:family="paragraph" style:parent-style-name="Preformatted_20_Text" style:list-style-name="L27">
      <style:paragraph-properties fo:margin-top="0cm" fo:margin-bottom="0.499cm" loext:contextual-spacing="false"/>
    </style:style>
    <style:style style:name="P26" style:family="paragraph" style:parent-style-name="Preformatted_20_Text" style:list-style-name="L28">
      <style:paragraph-properties fo:margin-top="0cm" fo:margin-bottom="0.499cm" loext:contextual-spacing="false"/>
    </style:style>
    <style:style style:name="P27" style:family="paragraph" style:parent-style-name="Preformatted_20_Text">
      <style:paragraph-properties fo:margin-left="1cm" fo:margin-right="1cm" fo:margin-top="0cm" fo:margin-bottom="0.499cm" loext:contextual-spacing="false" fo:text-indent="0cm" style:auto-text-indent="false"/>
    </style:style>
    <style:style style:name="P28" style:family="paragraph" style:parent-style-name="Preformatted_20_Text" style:list-style-name="L16">
      <style:paragraph-properties fo:margin-left="1cm" fo:margin-right="1cm" fo:margin-top="0cm" fo:margin-bottom="0.499cm" loext:contextual-spacing="false" fo:text-indent="0cm" style:auto-text-indent="false"/>
    </style:style>
    <style:style style:name="P29" style:family="paragraph" style:parent-style-name="Preformatted_20_Text" style:list-style-name="L17">
      <style:paragraph-properties fo:margin-left="1cm" fo:margin-right="1cm" fo:margin-top="0cm" fo:margin-bottom="0.499cm" loext:contextual-spacing="false" fo:text-indent="0cm" style:auto-text-indent="false"/>
    </style:style>
    <style:style style:name="P30" style:family="paragraph" style:parent-style-name="Preformatted_20_Text" style:list-style-name="L17">
      <style:paragraph-properties fo:margin-left="1cm" fo:margin-right="1cm" fo:text-indent="0cm" style:auto-text-indent="false"/>
    </style:style>
    <style:style style:name="P31" style:family="paragraph" style:parent-style-name="Preformatted_20_Text">
      <style:paragraph-properties fo:margin-left="1cm" fo:margin-right="0cm" fo:margin-top="0cm" fo:margin-bottom="0.499cm" loext:contextual-spacing="false" fo:text-indent="0cm" style:auto-text-indent="false"/>
    </style:style>
    <style:style style:name="P32" style:family="paragraph" style:parent-style-name="Preformatted_20_Text" style:list-style-name="L27">
      <style:paragraph-properties fo:margin-left="1cm" fo:margin-right="0cm" fo:margin-top="0cm" fo:margin-bottom="0.499cm" loext:contextual-spacing="false" fo:text-indent="0cm" style:auto-text-indent="false"/>
    </style:style>
    <style:style style:name="P33" style:family="paragraph" style:parent-style-name="Quotations" style:list-style-name="L6"/>
    <style:style style:name="P34" style:family="paragraph" style:parent-style-name="Quotations" style:list-style-name="L16"/>
    <style:style style:name="P35" style:family="paragraph" style:parent-style-name="Quotations" style:list-style-name="L17"/>
    <style:style style:name="P36" style:family="paragraph" style:parent-style-name="Quotations">
      <style:paragraph-properties fo:margin-top="0cm" fo:margin-bottom="0cm" loext:contextual-spacing="false" fo:padding="0cm" fo:border="none"/>
    </style:style>
    <style:style style:name="P37" style:family="paragraph" style:parent-style-name="Quotations" style:list-style-name="L2">
      <style:paragraph-properties fo:margin-top="0cm" fo:margin-bottom="0cm" loext:contextual-spacing="false" fo:padding="0cm" fo:border="none"/>
    </style:style>
    <style:style style:name="P38" style:family="paragraph" style:parent-style-name="Quotations" style:list-style-name="L6">
      <style:paragraph-properties fo:margin-top="0cm" fo:margin-bottom="0cm" loext:contextual-spacing="false" fo:padding="0cm" fo:border="none"/>
    </style:style>
    <style:style style:name="P39" style:family="paragraph" style:parent-style-name="Quotations">
      <style:paragraph-properties fo:margin-top="0cm" fo:margin-bottom="0cm" loext:contextual-spacing="false"/>
    </style:style>
    <style:style style:name="P40" style:family="paragraph" style:parent-style-name="Quotations" style:list-style-name="L6">
      <style:paragraph-properties fo:margin-top="0cm" fo:margin-bottom="0cm" loext:contextual-spacing="false"/>
    </style:style>
    <style:style style:name="P41" style:family="paragraph" style:parent-style-name="Quotations" style:list-style-name="L9">
      <style:paragraph-properties fo:margin-top="0cm" fo:margin-bottom="0cm" loext:contextual-spacing="false"/>
    </style:style>
    <style:style style:name="P42" style:family="paragraph" style:parent-style-name="Quotations">
      <style:paragraph-properties fo:padding="0cm" fo:border="none"/>
    </style:style>
    <style:style style:name="P43" style:family="paragraph" style:parent-style-name="Quotations" style:list-style-name="L2">
      <style:paragraph-properties fo:padding="0cm" fo:border="none"/>
    </style:style>
    <style:style style:name="P44" style:family="paragraph" style:parent-style-name="Quotations" style:list-style-name="L6">
      <style:paragraph-properties fo:padding="0cm" fo:border="none"/>
    </style:style>
    <style:style style:name="P45" style:family="paragraph" style:parent-style-name="Quotations">
      <loext:graphic-properties draw:fill="solid" draw:fill-color="#f2f2f7" draw:opacity="100%"/>
      <style:paragraph-properties fo:background-color="#f2f2f7" fo:padding="0cm" fo:border="none"/>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2"/>
    <style:style style:name="P67" style:family="paragraph" style:parent-style-name="Text_20_body" style:list-style-name="L23"/>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11">
      <style:paragraph-properties fo:margin-top="0cm" fo:margin-bottom="0cm" loext:contextual-spacing="false"/>
    </style:style>
    <style:style style:name="P76" style:family="paragraph" style:parent-style-name="Text_20_body">
      <style:paragraph-properties fo:margin-top="0cm" fo:margin-bottom="0cm" loext:contextual-spacing="false" style:line-height-at-least="0.397cm"/>
    </style:style>
    <style:style style:name="P77" style:family="paragraph" style:parent-style-name="Text_20_body" style:list-style-name="L20">
      <style:paragraph-properties fo:margin-top="0cm" fo:margin-bottom="0cm" loext:contextual-spacing="false"/>
    </style:style>
    <style:style style:name="P78" style:family="paragraph" style:parent-style-name="Text_20_body" style:list-style-name="L24">
      <style:paragraph-properties fo:margin-top="0cm" fo:margin-bottom="0cm" loext:contextual-spacing="false"/>
    </style:style>
    <style:style style:name="P79" style:family="paragraph" style:parent-style-name="Text_20_body" style:list-style-name="L30">
      <style:paragraph-properties fo:margin-top="0cm" fo:margin-bottom="0cm" loext:contextual-spacing="false"/>
    </style:style>
    <style:style style:name="T1" style:family="text">
      <style:text-properties fo:letter-spacing="0.026cm"/>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loext:rel-width-rel="paragraph" loext:rel-height-rel="paragraph"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Objeto1" text:anchor-type="page" text:anchor-page-number="1" svg:x="0cm" svg:y="0cm" svg:width="1.247cm" style:rel-width="100%" svg:height="1.247cm" style:rel-height="100%" draw:z-index="0">
        <draw:floating-frame xlink:href="https://www.youtube.com/embed/kgdoVeyoO2E" xlink:type="simple" xlink:show="embed" xlink:actuate="onLoad"/>
      </draw:frame>
      <text:h text:style-name="Heading_20_1" text:outline-level="1">How to Secure Your Server</text:h>
      <text:p text:style-name="Standard">In the <text:a xlink:type="simple" xlink:href="https://www.linode.com/docs/getting-started/" text:style-name="Internet_20_link" text:visited-style-name="Visited_20_Internet_20_Link">Getting Started</text:a> guide, you learned how to deploy a Linux distribution, boot your Linode and perform basic administrative tasks. Now it’s time to harden your Linode against unauthorized access.</text:p>
      <text:p text:style-name="Standard"/>
      <text:h text:style-name="Heading_20_2" text:outline-level="2"><text:bookmark text:name="update-your-system--frequently"/>Update Your System–Frequently</text:h>
      <text:p text:style-name="Text_20_body">Keeping your software up to date is the single biggest security precaution you can take for any operating system. Software updates range from critical vulnerability patches to minor bug fixes, and many software vulnerabilities are actually patched by the time they become public.</text:p>
      <text:h text:style-name="Heading_20_3" text:outline-level="3"><text:bookmark text:name="automatic-security-updates"/>Automatic Security Updates</text:h>
      <text:p text:style-name="Text_20_body">There are arguments for and against automatic updates on servers. <text:a xlink:type="simple" xlink:href="https://fedoraproject.org/wiki/AutoUpdates#Why_use_Automatic_updates.3F" office:target-frame-name="_blank" xlink:show="new" text:style-name="Internet_20_link" text:visited-style-name="Visited_20_Internet_20_Link">Fedora’s Wiki</text:a> has a good breakdown of the pros and cons, but the risk of automatic updates will be minimal if you limit them to security updates. Not all package managers make that easy or possible, though.</text:p>
      <text:p text:style-name="Text_20_body">The practicality of automatic updates is something you must judge for yourself because it comes down to what <text:span text:style-name="Emphasis">you</text:span> do with your Linode. Bear in mind that automatic updates apply only to packages sourced from repositories, not self-compiled applications. You may find it worthwhile to have a test environment that replicates your production server. Updates can be applied there and reviewed for issues before being applied to the live environment.</text:p>
      <text:list xml:id="list620846545" text:style-name="L1">
        <text:list-item>
          <text:p text:style-name="P46">CentOS uses <text:a xlink:type="simple" xlink:href="https://fedoraproject.org/wiki/AutoUpdates#Fedora_21_or_earlier_versions" office:target-frame-name="_blank" xlink:show="new" text:style-name="Internet_20_link" text:visited-style-name="Visited_20_Internet_20_Link"><text:span text:style-name="Emphasis">yum-cron</text:span></text:a> for automatic updates.</text:p>
        </text:list-item>
        <text:list-item>
          <text:p text:style-name="P46">Debian and Ubuntu use <text:a xlink:type="simple" xlink:href="https://help.ubuntu.com/community/AutomaticSecurityUpdates" office:target-frame-name="_blank" xlink:show="new" text:style-name="Internet_20_link" text:visited-style-name="Visited_20_Internet_20_Link"><text:span text:style-name="Emphasis">unattended upgrades</text:span></text:a>.</text:p>
        </text:list-item>
        <text:list-item>
          <text:p text:style-name="P46">Fedora uses <text:a xlink:type="simple" xlink:href="https://dnf.readthedocs.org/en/latest/automatic.html" office:target-frame-name="_blank" xlink:show="new" text:style-name="Internet_20_link" text:visited-style-name="Visited_20_Internet_20_Link"><text:span text:style-name="Emphasis">dnf-automatic</text:span></text:a>.</text:p>
        </text:list-item>
      </text:list>
      <text:h text:style-name="Heading_20_2" text:outline-level="2"><text:bookmark text:name="add-a-limited-user-account"/>Add a Limited User Account</text:h>
      <text:p text:style-name="Text_20_body">Up to this point, you have accessed your Linode as the <text:span text:style-name="Source_20_Text">root</text:span> user, which has unlimited privileges and can execute <text:span text:style-name="Emphasis">any</text:span> command–even one that could accidentally disrupt your server. We recommend creating a limited user account and using that at all times. Administrative tasks will be done using <text:span text:style-name="Source_20_Text">sudo</text:span> to temporarily elevate your limited user’s privileges so you can administer your server.</text:p>
      <text:p text:style-name="P3"><text:span text:style-name="Strong_20_Emphasis">Note</text:span></text:p>
      <text:p text:style-name="Quotations">Not all Linux distributions include <text:span text:style-name="Source_20_Text">sudo</text:span> on the system by default, but all the images provided by Linode have sudo in their package repositories. If you get the output <text:span text:style-name="Source_20_Text">sudo: command not found</text:span>, install sudo before continuing.</text:p>
      <text:p text:style-name="Text_20_body">To add a new user, first <text:a xlink:type="simple" xlink:href="https://www.linode.com/docs/getting-started/#log-in-for-the-first-time" text:style-name="Internet_20_link" text:visited-style-name="Visited_20_Internet_20_Link">log in to your Linode</text:a> via SSH.</text:p>
      <text:h text:style-name="Heading_20_3" text:outline-level="3"><text:bookmark text:name="centos--fedora"/>CentOS / Fedora</text:h>
      <text:list xml:id="list4032634896" text:style-name="L2">
        <text:list-item>
          <text:p text:style-name="P47">Create the user, replacing <text:span text:style-name="Source_20_Text">example_user</text:span> with your desired username, and assign a password:</text:p>
          <text:p text:style-name="P12"><text:soft-page-break/><text:span text:style-name="Source_20_Text">useradd example_user &amp;&amp; passwd example_user</text:span></text:p>
        </text:list-item>
        <text:list-item>
          <text:p text:style-name="P47">Add the user to the <text:span text:style-name="Source_20_Text">wheel</text:span> group for sudo privileges:</text:p>
          <text:p text:style-name="P12"><text:span text:style-name="Source_20_Text">usermod -aG wheel example_user</text:span></text:p>
          <text:p text:style-name="P37"><text:span text:style-name="Strong_20_Emphasis">Caution</text:span></text:p>
          <text:p text:style-name="P43">In CentOS 6 a wheel group is disabled by default for sudo access. You must to configure it manually. Type from root: <text:span text:style-name="Source_20_Text">/usr/sbin/visudo</text:span>. Then find the line <text:span text:style-name="Source_20_Text"># %wheel</text:span> and uncomment this line. To began typing in vi, press <text:span text:style-name="Source_20_Text">a</text:span>. To save and exit press <text:span text:style-name="Source_20_Text">Escape</text:span>, then type <text:span text:style-name="Source_20_Text">:w</text:span>(press enter), <text:span text:style-name="Source_20_Text">:q</text:span>(press enter)</text:p>
        </text:list-item>
      </text:list>
      <text:h text:style-name="Heading_20_3" text:outline-level="3"><text:bookmark text:name="ubuntu"/>Ubuntu</text:h>
      <text:list xml:id="list4243407184" text:style-name="L3">
        <text:list-item>
          <text:p text:style-name="P48">Create the user, replacing <text:span text:style-name="Source_20_Text">example_user</text:span> with your desired username. You’ll then be asked to assign the user a password:</text:p>
          <text:p text:style-name="P13"><text:span text:style-name="Source_20_Text">adduser example_user</text:span></text:p>
        </text:list-item>
        <text:list-item>
          <text:p text:style-name="P48">Add the user to the <text:span text:style-name="Source_20_Text">sudo</text:span> group so you’ll have administrative privileges:</text:p>
          <text:p text:style-name="P13"><text:span text:style-name="Source_20_Text">adduser example_user sudo</text:span></text:p>
        </text:list-item>
      </text:list>
      <text:h text:style-name="Heading_20_3" text:outline-level="3"><text:bookmark text:name="debian"/>Debian</text:h>
      <text:p text:style-name="Text_20_body">A standard Debian Server installation does not include <text:span text:style-name="Source_20_Text">sudo</text:span> by default, but Linode packages it in our Debian images. If you don’t already have <text:span text:style-name="Source_20_Text">sudo</text:span>, you’ll need to install it before going further.</text:p>
      <text:list xml:id="list1831178107" text:style-name="L4">
        <text:list-item>
          <text:p text:style-name="P49">Create the user, replacing <text:span text:style-name="Source_20_Text">example_user</text:span> with your desired username. You’ll then be asked to assign the user a password:</text:p>
          <text:p text:style-name="P14"><text:span text:style-name="Source_20_Text">adduser example_user</text:span></text:p>
        </text:list-item>
        <text:list-item>
          <text:p text:style-name="P49">Add the user to the <text:span text:style-name="Source_20_Text">sudo</text:span> group so you’ll have administrative privileges:</text:p>
          <text:p text:style-name="P14"><text:span text:style-name="Source_20_Text">adduser example_user sudo</text:span></text:p>
        </text:list-item>
      </text:list>
      <text:h text:style-name="Heading_20_3" text:outline-level="3"><text:bookmark text:name="for-all-linux-distributions"/>For all Linux Distributions</text:h>
      <text:list xml:id="list1000754523" text:style-name="L5">
        <text:list-item>
          <text:p text:style-name="P50">After creating your limited user, disconnect from your Linode:</text:p>
          <text:p text:style-name="P15"><text:span text:style-name="Source_20_Text">exit</text:span></text:p>
        </text:list-item>
        <text:list-item>
          <text:p text:style-name="P50">Log back in as your new user. Replace <text:span text:style-name="Source_20_Text">example_user</text:span> with your username, and the example IP address with your Linode’s IP address:</text:p>
          <text:p text:style-name="P15"><text:span text:style-name="Source_20_Text">ssh example_user@203.0.113.10</text:span></text:p>
        </text:list-item>
      </text:list>
      <text:p text:style-name="Text_20_body">Now you can administer your Linode from your new user account instead of <text:span text:style-name="Source_20_Text">root</text:span>. Nearly all superuser commands can be executed with <text:span text:style-name="Source_20_Text">sudo</text:span> (example: <text:span text:style-name="Source_20_Text">sudo iptables -L -nv</text:span>) and those commands will be logged to <text:span text:style-name="Source_20_Text">/var/log/auth.log</text:span>.</text:p>
      <text:h text:style-name="Heading_20_2" text:outline-level="2"><text:bookmark text:name="harden-ssh-access"/><text:soft-page-break/>Harden SSH Access</text:h>
      <text:p text:style-name="Text_20_body">By default, password authentication is used to connect to your Linode via SSH. A cryptographic key-pair is more secure because a private key takes the place of a password, which is generally much more difficult to brute-force. In this section we’ll create a key-pair and configure the Linode to not accept passwords for SSH logins.</text:p>
      <text:h text:style-name="Heading_20_3" text:outline-level="3"><text:bookmark text:name="create-an-authentication-key-pair"/>Create an Authentication Key-pair</text:h>
      <text:p text:style-name="P3"><text:span text:style-name="Strong_20_Emphasis">Note</text:span></text:p>
      <text:p text:style-name="Quotations">As of Autumn 2018, <text:a xlink:type="simple" xlink:href="https://www.openssh.com/" office:target-frame-name="_blank" xlink:show="new" text:style-name="Internet_20_link" text:visited-style-name="Visited_20_Internet_20_Link">OpenSSH</text:a> has been added to Windows 10, simplifying the process for securing SSH. <text:span text:style-name="Strong_20_Emphasis">Windows 10</text:span> in this guide assumes OpenSSH has been installed as part of this update, while <text:span text:style-name="Strong_20_Emphasis">Earlier Windows Versions</text:span> would apply to earlier versions.</text:p>
      <text:list xml:id="list818140970" text:style-name="L6">
        <text:list-item>
          <text:p text:style-name="P51">This is done on your local computer, <text:span text:style-name="Strong_20_Emphasis">not</text:span> your Linode, and will create a 4096-bit RSA key-pair. During creation, you will be given the option to encrypt the private key with a passphrase. This means that it cannot be used without entering the passphrase, unless you save it to your local desktop’s keychain manager. We suggest you use the key-pair with a passphrase, but you can leave this field blank if you don’t want to use one.</text:p>
          <text:p text:style-name="P51"><text:span text:style-name="Strong_20_Emphasis">Linux / OS X / Windows 10</text:span></text:p>
          <text:p text:style-name="P38"><text:span text:style-name="Strong_20_Emphasis">Caution</text:span></text:p>
          <text:p text:style-name="P44">If you’ve already created an RSA key-pair, this command will overwrite it, potentially locking you out of other systems. If you’ve already created a key-pair, skip this step. To check for existing keys, run <text:span text:style-name="Source_20_Text">ls ~/.ssh/id_rsa*</text:span>.</text:p>
          <text:p text:style-name="P16"><text:span text:style-name="Source_20_Text">ssh-keygen -b 4096</text:span></text:p>
          <text:p text:style-name="P51">Press <text:span text:style-name="Strong_20_Emphasis">Enter</text:span> to use the default names <text:span text:style-name="Source_20_Text">id_rsa</text:span> and <text:span text:style-name="Source_20_Text">id_rsa.pub</text:span> before entering your passphrase. On Linux and OS X, these files will be saved in the <text:span text:style-name="Source_20_Text">/home/your_username/.ssh</text:span> directory. On Windows, they will be saved in <text:span text:style-name="Source_20_Text">C:\Users\MyUserName\.ssh</text:span></text:p>
          <text:p text:style-name="P51"><text:span text:style-name="Strong_20_Emphasis">Earlier Windows Versions</text:span></text:p>
          <text:p text:style-name="P51">This can be done using PuTTY as outlined in our guide: <text:a xlink:type="simple" xlink:href="https://www.linode.com/docs/security/authentication/use-public-key-authentication-with-ssh/#windows-operating-system" text:style-name="Internet_20_link" text:visited-style-name="Visited_20_Internet_20_Link">Use Public Key Authentication with SSH</text:a>.</text:p>
        </text:list-item>
        <text:list-item>
          <text:p text:style-name="P51">Upload the public key to your Linode. Replace <text:span text:style-name="Source_20_Text">example_user</text:span> with the name of the user you plan to administer the server as, and <text:span text:style-name="Source_20_Text">203.0.113.10</text:span> with your Linode’s IP address.</text:p>
          <text:p text:style-name="P51"><text:span text:style-name="Strong_20_Emphasis">Linux</text:span></text:p>
          <text:p text:style-name="P51">From your local computer:</text:p>
          <text:p text:style-name="P16"><text:span text:style-name="Source_20_Text">ssh-copy-id example_user@203.0.113.10</text:span></text:p>
          <text:p text:style-name="P51"><text:span text:style-name="Strong_20_Emphasis">OS X</text:span></text:p>
          <text:p text:style-name="P51">On your Linode (while signed in as your limited user):</text:p>
          <text:p text:style-name="P16"><text:span text:style-name="Source_20_Text">mkdir -p ~/.ssh &amp;&amp; sudo chmod -R 700 ~/.ssh/</text:span></text:p>
          <text:p text:style-name="P51"><text:soft-page-break/>From your local computer:</text:p>
          <text:p text:style-name="P16"><text:span text:style-name="Source_20_Text">scp ~/.ssh/id_rsa.pub example_user@203.0.113.10:~/.ssh/authorized_keys</text:span></text:p>
          <text:p text:style-name="P40"><text:span text:style-name="Strong_20_Emphasis">Note</text:span></text:p>
          <text:p text:style-name="P33"><text:span text:style-name="Source_20_Text">ssh-copy-id</text:span> is available in <text:a xlink:type="simple" xlink:href="https://brew.sh/" office:target-frame-name="_blank" xlink:show="new" text:style-name="Internet_20_link" text:visited-style-name="Visited_20_Internet_20_Link">Homebrew</text:a> if you prefer it over SCP. Install with <text:span text:style-name="Source_20_Text">brew install ssh-copy-id</text:span>.</text:p>
          <text:p text:style-name="P51"><text:span text:style-name="Strong_20_Emphasis">Windows 10</text:span></text:p>
          <text:p text:style-name="P51">On your Linode (while signed in as your limited user):</text:p>
          <text:p text:style-name="P16"><text:span text:style-name="Source_20_Text">mkdir -p ~/.ssh &amp;&amp; sudo chmod -R 700 ~/.ssh/</text:span></text:p>
          <text:p text:style-name="P51">From your local computer:</text:p>
          <text:p text:style-name="P16"><text:span text:style-name="Source_20_Text">scp C:\Users\MyUserName\.ssh/id_rsa.pub example_user@203.0.113.100:~/.ssh/authorized_keys</text:span></text:p>
          <text:p text:style-name="P51"><text:span text:style-name="Strong_20_Emphasis">Earlier Windows Versions</text:span></text:p>
          <text:list>
            <text:list-item>
              <text:p text:style-name="P51"><text:span text:style-name="Strong_20_Emphasis">Option 1:</text:span> This can be done using <text:a xlink:type="simple" xlink:href="https://winscp.net/" office:target-frame-name="_blank" xlink:show="new" text:style-name="Internet_20_link" text:visited-style-name="Visited_20_Internet_20_Link">WinSCP</text:a>. In the login window, enter your Linode’s public IP address as the hostname, and your non-root username and password. Click <text:span text:style-name="Emphasis">Login</text:span> to connect.</text:p>
              <text:p text:style-name="P51">Once WinSCP has connected, you’ll see two main sections. The section on the left shows files on your local computer and the section on the right shows files on your Linode. Using the file explorer on the left, navigate to the file where you’ve saved your public key, select the public key file, and click <text:span text:style-name="Emphasis">Upload</text:span> in the toolbar above.</text:p>
              <text:p text:style-name="P51">You’ll be prompted to enter a path where you’d like to place the file on your Linode. Upload the file to <text:span text:style-name="Source_20_Text">/home/example_user/.ssh/authorized_keys</text:span>, replacing <text:span text:style-name="Source_20_Text">example_user</text:span> with your username.</text:p>
            </text:list-item>
            <text:list-item>
              <text:p text:style-name="P51"><text:span text:style-name="Strong_20_Emphasis">Option 2:</text:span> Copy the public key directly from the PuTTY key generator into the terminal emulator connected to your Linode (as a non-root user):</text:p>
              <text:p text:style-name="P16"><text:span text:style-name="Source_20_Text"><text:s text:c="2"/>mkdir ~/.ssh; nano ~/.ssh/authorized_keys</text:span></text:p>
              <text:p text:style-name="P51">The above command will open a blank file called <text:span text:style-name="Source_20_Text">authorized_keys</text:span> in a text editor. Copy the public key into the text file, making sure it is copied as a single line exactly as it was generated by PuTTY. Press <text:span text:style-name="Strong_20_Emphasis">CTRL+X</text:span>, then <text:span text:style-name="Strong_20_Emphasis">Y</text:span>, then <text:span text:style-name="Strong_20_Emphasis">Enter</text:span> to save the file.</text:p>
            </text:list-item>
          </text:list>
          <text:p text:style-name="P51">Finally, you’ll want to set permissions for the public key directory and the key file itself:</text:p>
          <text:p text:style-name="P16"><text:span text:style-name="Source_20_Text">sudo chmod -R 700 ~/.ssh &amp;&amp; chmod 600 ~/.ssh/authorized_keys</text:span></text:p>
          <text:p text:style-name="P51">These commands provide an extra layer of security by preventing other users from accessing the public key directory as well as the file itself. For more information on how this works, see our guide on <text:a xlink:type="simple" xlink:href="https://www.linode.com/docs/tools-reference/tools/modify-file-permissions-with-chmod/" text:style-name="Internet_20_link" text:visited-style-name="Visited_20_Internet_20_Link">how to modify file permissions</text:a>.</text:p>
        </text:list-item>
        <text:list-item>
          <text:p text:style-name="P51">Now exit and log back into your Linode. If you specified a passphrase for your private key, you’ll need to enter it.</text:p>
        </text:list-item>
      </text:list>
      <text:h text:style-name="Heading_20_3" text:outline-level="3"><text:bookmark text:name="ssh-daemon-options"/><text:soft-page-break/>SSH Daemon Options</text:h>
      <text:list xml:id="list1590904438" text:style-name="L7">
        <text:list-item>
          <text:p text:style-name="P52"><text:span text:style-name="Strong_20_Emphasis">Disallow root logins over SSH.</text:span> This requires all SSH connections be by non-root users. Once a limited user account is connected, administrative privileges are accessible either by using <text:span text:style-name="Source_20_Text">sudo</text:span> or changing to a root shell using <text:span text:style-name="Source_20_Text">su -</text:span>.</text:p>
          <text:p text:style-name="P5">File: /etc/ssh/sshd_config</text:p>
        </text:list-item>
      </text:list>
      <table:table table:name="Tabela1" table:style-name="Tabela1">
        <table:table-column table:style-name="Tabela1.A"/>
        <table:table-column table:style-name="Tabela1.B"/>
        <table:table-row table:style-name="TableLine94785781224848">
          <table:table-cell table:style-name="Tabela1.A1" office:value-type="string">
            <text:p text:style-name="Preformatted_20_Text"><text:span text:style-name="Source_20_Text">1</text:span></text:p>
            <text:p text:style-name="Preformatted_20_Text"><text:span text:style-name="Source_20_Text">2</text:span></text:p>
            <text:p text:style-name="P2"><text:span text:style-name="Source_20_Text">3</text:span></text:p>
          </table:table-cell>
          <table:table-cell table:style-name="Tabela1.A1" office:value-type="string">
            <text:p text:style-name="Preformatted_20_Text"><text:span text:style-name="Source_20_Text"># Authentication:</text:span></text:p>
            <text:p text:style-name="Preformatted_20_Text"><text:span text:style-name="Source_20_Text">...</text:span></text:p>
            <text:p text:style-name="P2"><text:span text:style-name="Source_20_Text">PermitRootLogin no</text:span></text:p>
          </table:table-cell>
        </table:table-row>
      </table:table>
      <text:list xml:id="list3302143795" text:style-name="L8">
        <text:list-item>
          <text:p text:style-name="P53"><text:span text:style-name="Strong_20_Emphasis">Disable SSH password authentication.</text:span> This requires all users connecting via SSH to use key authentication. Depending on the Linux distribution, the line <text:span text:style-name="Source_20_Text">PasswordAuthentication</text:span> may need to be added, or uncommented by removing the leading <text:span text:style-name="Source_20_Text">#</text:span>.</text:p>
        </text:list-item>
      </text:list>
      <text:p text:style-name="P1">File: /etc/ssh/sshd_config</text:p>
      <table:table table:name="Tabela2" table:style-name="Tabela2">
        <table:table-column table:style-name="Tabela2.A"/>
        <table:table-column table:style-name="Tabela2.B"/>
        <table:table-row table:style-name="TableLine94785782239920">
          <table:table-cell table:style-name="Tabela2.A1" office:value-type="string">
            <text:p text:style-name="Preformatted_20_Text"><text:span text:style-name="Source_20_Text">1</text:span></text:p>
            <text:p text:style-name="P2"><text:span text:style-name="Source_20_Text">2</text:span></text:p>
          </table:table-cell>
          <table:table-cell table:style-name="Tabela2.A1" office:value-type="string">
            <text:p text:style-name="Preformatted_20_Text"><text:span text:style-name="Source_20_Text"># Change to no to disable tunnelled clear text passwords</text:span></text:p>
            <text:p text:style-name="P2"><text:span text:style-name="Source_20_Text">PasswordAuthentication no</text:span></text:p>
          </table:table-cell>
        </table:table-row>
      </table:table>
      <text:list xml:id="list2305524846" text:style-name="L9">
        <text:list-item>
          <text:p text:style-name="P41"><text:span text:style-name="Strong_20_Emphasis">Note</text:span></text:p>
        </text:list-item>
      </text:list>
      <text:p text:style-name="Quotations">You may want to leave password authentication enabled if you connect to your Linode from many different computers. This will allow you to authenticate with a password instead of generating and uploading a key-pair for every device.</text:p>
      <text:list xml:id="list2195758048" text:style-name="L10">
        <text:list-item>
          <text:p text:style-name="P54"><text:span text:style-name="Strong_20_Emphasis">Listen on only one internet protocol.</text:span> The SSH daemon listens for incoming connections over both IPv4 and IPv6 by default. Unless you need to SSH into your Linode using both protocols, disable whichever you do not need. <text:span text:style-name="Emphasis">This does not disable the protocol system-wide, it is only for the SSH daemon.</text:span> Depending on the Linux distribution, the line <text:span text:style-name="Source_20_Text">AddressFamily</text:span> may need to be added, or uncommented by removing the leading <text:span text:style-name="Source_20_Text">#</text:span></text:p>
        </text:list-item>
      </text:list>
      <text:p text:style-name="Text_20_body">Use the option:</text:p>
      <text:list xml:id="list583784495" text:style-name="L11">
        <text:list-item>
          <text:p text:style-name="P75"><text:span text:style-name="Source_20_Text">AddressFamily inet</text:span> to listen only on IPv4.</text:p>
        </text:list-item>
        <text:list-item>
          <text:p text:style-name="P55"><text:span text:style-name="Source_20_Text">AddressFamily inet6</text:span> to listen only on IPv6.</text:p>
        </text:list-item>
      </text:list>
      <text:p text:style-name="P1">File: /etc/ssh/sshd_config</text:p>
      <table:table table:name="Tabela3" table:style-name="Tabela3">
        <table:table-column table:style-name="Tabela3.A"/>
        <table:table-column table:style-name="Tabela3.B"/>
        <table:table-row table:style-name="TableLine94785767329984">
          <table:table-cell table:style-name="Tabela3.A1" office:value-type="string">
            <text:p text:style-name="Preformatted_20_Text"><text:span text:style-name="Source_20_Text">1</text:span></text:p>
            <text:p text:style-name="P2"><text:span text:style-name="Source_20_Text">2</text:span></text:p>
          </table:table-cell>
          <table:table-cell table:style-name="Tabela3.A1" office:value-type="string">
            <text:p text:style-name="Preformatted_20_Text"><text:span text:style-name="Source_20_Text"># Port 22</text:span></text:p>
            <text:p text:style-name="P2"><text:span text:style-name="Source_20_Text">AddressFamily inet</text:span></text:p>
          </table:table-cell>
        </table:table-row>
      </table:table>
      <text:list xml:id="list1278090463" text:style-name="L12">
        <text:list-item text:start-value="3">
          <text:p text:style-name="P56">Restart the SSH service to load the new configuration.</text:p>
          <text:p text:style-name="P56">If you’re using a Linux distribution which uses systemd (CentOS 7, Debian 8, Fedora, Ubuntu 15.10+)</text:p>
          <text:p text:style-name="P17"><text:span text:style-name="Source_20_Text">sudo systemctl restart sshd</text:span></text:p>
          <text:p text:style-name="P56">If your init system is SystemV or Upstart (CentOS 6, Debian 7, Ubuntu 14.04):</text:p>
          <text:p text:style-name="P17"><text:span text:style-name="Source_20_Text">sudo service sshd restart</text:span></text:p>
        </text:list-item>
      </text:list>
      <text:h text:style-name="Heading_20_3" text:outline-level="3"><text:bookmark text:name="use-fail2ban-for-ssh-login-protection"/><text:soft-page-break/>Use Fail2Ban for SSH Login Protection</text:h>
      <text:p text:style-name="Text_20_body"><text:a xlink:type="simple" xlink:href="https://www.fail2ban.org/wiki/index.php/Main_Page" office:target-frame-name="_blank" xlink:show="new" text:style-name="Internet_20_link" text:visited-style-name="Visited_20_Internet_20_Link"><text:span text:style-name="Emphasis">Fail2Ban</text:span></text:a> is an application that bans IP addresses from logging into your server after too many failed login attempts. Since legitimate logins usually take no more than three tries to succeed (and with SSH keys, no more than one), a server being spammed with unsuccessful logins indicates attempted malicious access.</text:p>
      <text:p text:style-name="Text_20_body">Fail2Ban can monitor a variety of protocols including SSH, HTTP, and SMTP. By default, Fail2Ban monitors SSH only, and is a helpful security deterrent for any server since the SSH daemon is usually configured to run constantly and listen for connections from any remote IP address.</text:p>
      <text:p text:style-name="Text_20_body">For complete instructions on installing and configuring Fail2Ban, see our guide: <text:a xlink:type="simple" xlink:href="https://www.linode.com/docs/security/using-fail2ban-to-secure-your-server-a-tutorial/" text:style-name="Internet_20_link" text:visited-style-name="Visited_20_Internet_20_Link">A Tutorial for Using Fail2ban to Secure Your Server</text:a>.</text:p>
      <text:h text:style-name="Heading_20_2" text:outline-level="2"><text:bookmark text:name="remove-unused-network-facing-services"/>Remove Unused Network-Facing Services</text:h>
      <text:p text:style-name="Text_20_body">Most Linux distributions install with running network services which listen for incoming connections from the internet, the loopback interface, or a combination of both. Network-facing services which are not needed should be removed from the system to reduce the attack surface of both running processes and installed packages.</text:p>
      <text:h text:style-name="Heading_20_3" text:outline-level="3"><text:bookmark text:name="determine-running-services"/>Determine Running Services</text:h>
      <text:p text:style-name="Text_20_body">To see your Linode’s running network services:</text:p>
      <text:p text:style-name="P2"><text:span text:style-name="Source_20_Text">sudo ss -atpu</text:span></text:p>
      <text:p text:style-name="Text_20_body">The following is an example of the output given by <text:span text:style-name="Source_20_Text">ss</text:span>, and shows that the SSH daemon (sshd) is listening and connected. Note that because distributions run different services by default, your output will differ.</text:p>
      <text:p text:style-name="Preformatted_20_Text"><text:s text:c="2"/><text:span text:style-name="Source_20_Text">Netid State <text:s text:c="2"/>Recv-Q Send-Q <text:s text:c="2"/>Local Address:Port <text:s text:c="2"/>Peer Address:Port</text:span></text:p>
      <text:p text:style-name="Preformatted_20_Text"><text:span text:style-name="Source_20_Text">tcp <text:s text:c="2"/>LISTEN <text:s text:c="4"/>0 <text:s text:c="5"/>128 <text:s text:c="14"/>*:ssh <text:s text:c="14"/>*:* <text:s text:c="7"/>users:(("sshd",pid=3675,fd=3))</text:span></text:p>
      <text:p text:style-name="Preformatted_20_Text"><text:span text:style-name="Source_20_Text">tcp <text:s text:c="2"/>ESTAB <text:s text:c="5"/>0 <text:s text:c="5"/>208 <text:s text:c="4"/>203.0.113.1:ssh <text:s text:c="3"/>198.51.100.2:54820 <text:s text:c="3"/>users:(("sshd",pid=3698,fd=3))</text:span></text:p>
      <text:p text:style-name="P2"><text:span text:style-name="Source_20_Text">tcp <text:s text:c="2"/>LISTEN <text:s text:c="4"/>0 <text:s text:c="5"/>128 <text:s text:c="13"/>:::ssh <text:s text:c="13"/>:::* <text:s text:c="7"/>users:(("sshd",pid=3675,fd=4))</text:span></text:p>
      <text:h text:style-name="Heading_20_4" text:outline-level="4"><text:bookmark text:name="tcp"/>TCP</text:h>
      <text:p text:style-name="Text_20_body">See the <text:span text:style-name="Strong_20_Emphasis">Peer Address:Port</text:span> column of the <text:span text:style-name="Source_20_Text">ss</text:span> readout. The process <text:span text:style-name="Source_20_Text">sshd</text:span> is listening on <text:span text:style-name="Source_20_Text">*:*</text:span>, which translates into any incoming IPv4 address to any port, and over any network interface. The next line shows an established SSH connection from IP address 198.51.100.2 via ephemeral port 54820. The last line, <text:span text:style-name="Source_20_Text">:::*</text:span> denotes the <text:span text:style-name="Source_20_Text">sshd</text:span> process listening for any incoming SSH connections over IPv6 to any port, and again over any network interface.</text:p>
      <text:h text:style-name="Heading_20_4" text:outline-level="4"><text:bookmark text:name="udp"/>UDP</text:h>
      <text:p text:style-name="Text_20_body">UDP sockets are <text:a xlink:type="simple" xlink:href="https://en.wikipedia.org/wiki/Stateless_protocol" office:target-frame-name="_blank" xlink:show="new" text:style-name="Internet_20_link" text:visited-style-name="Visited_20_Internet_20_Link"><text:span text:style-name="Emphasis">stateless</text:span></text:a>, meaning they are either open or closed and every process’s connection is independent of those which occurred before and after. This is in contrast to TCP connection states such as <text:span text:style-name="Emphasis">LISTEN</text:span>, <text:span text:style-name="Emphasis">ESTABLISHED</text:span> and <text:span text:style-name="Emphasis">CLOSE_WAIT</text:span>. The <text:span text:style-name="Source_20_Text">ss</text:span> output above shows no UDP connections.</text:p>
      <text:h text:style-name="Heading_20_3" text:outline-level="3"><text:bookmark text:name="determine-which-services-to-remove"/><text:soft-page-break/>Determine Which Services to Remove</text:h>
      <text:p text:style-name="Text_20_body">A basic TCP and UDP <text:a xlink:type="simple" xlink:href="https://nmap.org/" office:target-frame-name="_blank" xlink:show="new" text:style-name="Internet_20_link" text:visited-style-name="Visited_20_Internet_20_Link">nmap</text:a> scan of your Linode without a firewall enabled would show SSH and possibly other services listening for incoming connections. By <text:a xlink:type="simple" xlink:href="https://www.linode.com/docs/guides/securing-your-server/#configure-a-firewall" text:style-name="Internet_20_link" text:visited-style-name="Visited_20_Internet_20_Link">configuring a firewall</text:a> you can filter those ports to your requirements. Ideally, the unused services should be disabled.</text:p>
      <text:p text:style-name="Text_20_body">You will likely be administering your server primarily through an SSH connection, so that service needs to stay. As mentioned above, <text:a xlink:type="simple" xlink:href="https://www.linode.com/docs/security/securing-your-server/#create-an-authentication-key-pair" text:style-name="Internet_20_link" text:visited-style-name="Visited_20_Internet_20_Link">RSA keys</text:a> and <text:a xlink:type="simple" xlink:href="https://www.linode.com/docs/security/securing-your-server/#use-fail2ban-for-ssh-login-protection" text:style-name="Internet_20_link" text:visited-style-name="Visited_20_Internet_20_Link">Fail2Ban</text:a> can help protect SSH. System services like <text:span text:style-name="Source_20_Text">chronyd</text:span>, <text:span text:style-name="Source_20_Text">systemd-resolved</text:span>, and <text:span text:style-name="Source_20_Text">dnsmasq</text:span> are usually listening on localhost and only occasionally contacting the outside world. Services like this are part of your operating system and will cause problems if removed and not properly substituted.</text:p>
      <text:p text:style-name="Text_20_body">However, some services are unnecessary and should be removed unless you have a specific need for them. Some examples could be <text:a xlink:type="simple" xlink:href="https://www.exim.org/" office:target-frame-name="_blank" xlink:show="new" text:style-name="Internet_20_link" text:visited-style-name="Visited_20_Internet_20_Link">Exim</text:a>, <text:a xlink:type="simple" xlink:href="https://httpd.apache.org/" office:target-frame-name="_blank" xlink:show="new" text:style-name="Internet_20_link" text:visited-style-name="Visited_20_Internet_20_Link">Apache</text:a> and <text:a xlink:type="simple" xlink:href="https://en.wikipedia.org/wiki/Open_Network_Computing_Remote_Procedure_Call" office:target-frame-name="_blank" xlink:show="new" text:style-name="Internet_20_link" text:visited-style-name="Visited_20_Internet_20_Link">RPC</text:a>.</text:p>
      <text:p text:style-name="P3"><text:span text:style-name="Strong_20_Emphasis">Note</text:span></text:p>
      <text:p text:style-name="Quotations">If you are using the <text:a xlink:type="simple" xlink:href="https://httpd.apache.org/" office:target-frame-name="_blank" xlink:show="new" text:style-name="Internet_20_link" text:visited-style-name="Visited_20_Internet_20_Link">Apache</text:a> web server as part of your configuration, it is recommended in most cases to disable <text:span text:style-name="Source_20_Text">Directory Listing</text:span> as this setting is enabled by default and can pose a security risk. For more information, see <text:a xlink:type="simple" xlink:href="https://cwiki.apache.org/confluence/display/HTTPD/DirectoryListings" office:target-frame-name="_blank" xlink:show="new" text:style-name="Internet_20_link" text:visited-style-name="Visited_20_Internet_20_Link">Apache’s Documentation</text:a>.</text:p>
      <text:h text:style-name="Heading_20_3" text:outline-level="3"><text:bookmark text:name="uninstall-the-listening-services"/>Uninstall the Listening Services</text:h>
      <text:p text:style-name="Text_20_body">How to remove the offending packages will differ depending on your distribution’s package manager.</text:p>
      <text:p text:style-name="Text_20_body"><text:span text:style-name="Strong_20_Emphasis">CentOS</text:span></text:p>
      <text:p text:style-name="P2"><text:span text:style-name="Source_20_Text">sudo yum remove package_name</text:span></text:p>
      <text:p text:style-name="Text_20_body"><text:span text:style-name="Strong_20_Emphasis">Debian / Ubuntu</text:span></text:p>
      <text:p text:style-name="P2"><text:span text:style-name="Source_20_Text">sudo apt purge package_name</text:span></text:p>
      <text:p text:style-name="Text_20_body"><text:span text:style-name="Strong_20_Emphasis">Fedora</text:span></text:p>
      <text:p text:style-name="P2"><text:span text:style-name="Source_20_Text">sudo dnf remove package_name</text:span></text:p>
      <text:p text:style-name="Text_20_body">Run <text:span text:style-name="Source_20_Text">ss -atup</text:span> again to verify that the unwanted services are no longer running.</text:p>
      <text:h text:style-name="Heading_20_2" text:outline-level="2"><text:bookmark text:name="configure-a-firewall"/>Configure a Firewall</text:h>
      <text:p text:style-name="Quotations"><text:span text:style-name="Strong_20_Emphasis">Note</text:span></text:p>
      <text:p text:style-name="Quotations"><text:a xlink:type="simple" xlink:href="https://www.linode.com/products/cloud-firewall/" office:target-frame-name="_blank" xlink:show="new" text:style-name="Internet_20_link" text:visited-style-name="Visited_20_Internet_20_Link">Linode Cloud Firewall</text:a> is now in beta! For more information on Cloud Firewall, see our <text:a xlink:type="simple" xlink:href="https://www.linode.com/docs/guides/getting-started-with-cloud-firewall/" text:style-name="Internet_20_link" text:visited-style-name="Visited_20_Internet_20_Link">Tutorial for Adding and Configuring Linode Cloud Firewalls</text:a>.</text:p>
      <text:p text:style-name="Quotations">For help with solving general firewall issues, see our guide on <text:a xlink:type="simple" xlink:href="https://www.linode.com/docs/guides/troubleshooting-firewalls/" text:style-name="Internet_20_link" text:visited-style-name="Visited_20_Internet_20_Link">Troubleshooting Firewalls</text:a>.</text:p>
      <text:p text:style-name="Text_20_body">Using a <text:span text:style-name="Emphasis">firewall</text:span> to block unwanted inbound traffic to your Linode provides a highly effective security layer. By being very specific about the traffic you allow in, you can prevent intrusions and network mapping. A best practice is to allow only the traffic you need, and deny everything else. See our documentation on some of the most common firewall applications:</text:p>
      <text:list xml:id="list2952836418" text:style-name="L13">
        <text:list-item>
          <text:p text:style-name="P57"><text:soft-page-break/><text:a xlink:type="simple" xlink:href="https://www.linode.com/docs/security/firewalls/control-network-traffic-with-iptables/" text:style-name="Internet_20_link" text:visited-style-name="Visited_20_Internet_20_Link">Iptables</text:a> is the controller for netfilter, the Linux kernel’s packet filtering framework. Iptables is included in most Linux distributions by default.</text:p>
        </text:list-item>
        <text:list-item>
          <text:p text:style-name="P57"><text:a xlink:type="simple" xlink:href="https://www.linode.com/docs/security/firewalls/introduction-to-firewalld-on-centos/" text:style-name="Internet_20_link" text:visited-style-name="Visited_20_Internet_20_Link">FirewallD</text:a> is the iptables controller available for the CentOS / Fedora family of distributions.</text:p>
        </text:list-item>
        <text:list-item>
          <text:p text:style-name="P57"><text:a xlink:type="simple" xlink:href="https://www.linode.com/docs/security/firewalls/configure-firewall-with-ufw/" text:style-name="Internet_20_link" text:visited-style-name="Visited_20_Internet_20_Link">UFW</text:a> provides an iptables frontend for Debian and Ubuntu.</text:p>
        </text:list-item>
      </text:list>
      <text:h text:style-name="Heading_20_2" text:outline-level="2"><text:bookmark text:name="common-lockout-recovery-steps"/>Common Lockout Recovery Steps</text:h>
      <text:p text:style-name="Text_20_body">If for whatever reason you find yourself locked out of your Linode after putting your security controls into place, there are still a number of ways that you can regain access to your Linode.</text:p>
      <text:list xml:id="list3148326669" text:style-name="L14">
        <text:list-item>
          <text:p text:style-name="P58">Access your Linode through our out-of-band <text:a xlink:type="simple" xlink:href="https://www.linode.com/docs/platform/manager/using-the-linode-shell-lish/" office:target-frame-name="_blank" xlink:show="new" text:style-name="Internet_20_link" text:visited-style-name="Visited_20_Internet_20_Link">Lish console</text:a> to regain access to the internals of your Linode without relying on SSH.</text:p>
        </text:list-item>
        <text:list-item>
          <text:p text:style-name="P58">If you need to re-enable password authentication and/or root login over ssh to your Linode, you can do this by reversing the following sections of this file to reflect these changes</text:p>
          <text:p text:style-name="P6">File: /etc/ssh/sshd_config</text:p>
        </text:list-item>
      </text:list>
      <table:table table:name="Tabela4" table:style-name="Tabela4">
        <table:table-column table:style-name="Tabela4.A"/>
        <table:table-column table:style-name="Tabela4.B"/>
        <table:table-row table:style-name="TableLine94785687014416">
          <table:table-cell table:style-name="Tabela4.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2"><text:span text:style-name="Source_20_Text">5</text:span></text:p>
          </table:table-cell>
          <table:table-cell table:style-name="Tabela4.A1" office:value-type="string">
            <text:p text:style-name="Preformatted_20_Text"><text:span text:style-name="Source_20_Text"># Authentication:</text:span></text:p>
            <text:p text:style-name="Preformatted_20_Text"><text:span text:style-name="Source_20_Text">...</text:span></text:p>
            <text:p text:style-name="Preformatted_20_Text"><text:span text:style-name="Source_20_Text">PermitRootLogin yes</text:span></text:p>
            <text:p text:style-name="Preformatted_20_Text"><text:span text:style-name="Source_20_Text">...</text:span></text:p>
            <text:p text:style-name="P2"><text:span text:style-name="Source_20_Text">PasswordAuthentication yes</text:span></text:p>
          </table:table-cell>
        </table:table-row>
      </table:table>
      <text:list xml:id="list3503905354" text:style-name="L15">
        <text:list-item>
          <text:p text:style-name="P59">From there, you just need to restart SSH.</text:p>
          <text:p text:style-name="P59">If you’re using a Linux distribution which uses systemd (CentOS 7, Debian 8, Fedora, Ubuntu 15.10+)</text:p>
          <text:p text:style-name="P18"><text:span text:style-name="Source_20_Text"><text:s text:c="2"/>sudo systemctl restart sshd</text:span></text:p>
          <text:p text:style-name="P59">If your init system is SystemV or Upstart (CentOS 6, Debian 7, Ubuntu 14.04):</text:p>
          <text:p text:style-name="P18"><text:span text:style-name="Source_20_Text"><text:s text:c="2"/>sudo service sshd restart</text:span></text:p>
        </text:list-item>
        <text:list-item>
          <text:p text:style-name="P59">If you need to remove your public key from your Linode, you can enter the following command:</text:p>
          <text:p text:style-name="P18"><text:span text:style-name="Source_20_Text"><text:s text:c="2"/>rm ~/.ssh/authorized_keys</text:span></text:p>
          <text:p text:style-name="P59">You can then replace your key by re-following the <text:a xlink:type="simple" xlink:href="https://www.linode.com/docs/security/securing-your-server/#create-an-authentication-key-pair" text:style-name="Internet_20_link" text:visited-style-name="Visited_20_Internet_20_Link">Create an Authentication Key-pair</text:a> section of this guide.</text:p>
        </text:list-item>
      </text:list>
      <text:h text:style-name="Heading_20_2" text:outline-level="2"><text:bookmark text:name="next-steps"/>Next Steps</text:h>
      <text:p text:style-name="Text_20_body">These are the most basic steps to harden any Linux server, but further security layers will depend on its intended use. Additional techniques can include application configurations, using <text:a xlink:type="simple" xlink:href="https://www.linode.com/docs/uptime/monitoring/ossec-ids-debian-7/" text:style-name="Internet_20_link" text:visited-style-name="Visited_20_Internet_20_Link">intrusion detection</text:a>, installing a form of <text:a xlink:type="simple" xlink:href="https://en.wikipedia.org/wiki/Access_control#Access_Control" office:target-frame-name="_blank" xlink:show="new" text:style-name="Internet_20_link" text:visited-style-name="Visited_20_Internet_20_Link">access control</text:a>, <text:a xlink:type="simple" xlink:href="https://www.linode.com/docs/tools-reference/linux-users-and-groups/#understanding-sudo" text:style-name="Internet_20_link" text:visited-style-name="Visited_20_Internet_20_Link">fine tuning sudo access</text:a>, and <text:a xlink:type="simple" xlink:href="https://www.linode.com/docs/security/" text:style-name="Internet_20_link" text:visited-style-name="Visited_20_Internet_20_Link">more</text:a>.</text:p>
      <text:p text:style-name="Text_20_body">Now you can begin setting up your Linode for any purpose you choose. We have a library of documentation to assist you with a variety of topics ranging from <text:a xlink:type="simple" xlink:href="https://www.linode.com/docs/migrate-to-linode/migrate-from-shared-hosting" text:style-name="Internet_20_link" text:visited-style-name="Visited_20_Internet_20_Link">migration from shared hosting</text:a> to <text:a xlink:type="simple" xlink:href="https://www.linode.com/docs/security/linode-manager-security-controls" text:style-name="Internet_20_link" text:visited-style-name="Visited_20_Internet_20_Link">enabling two-factor authentication</text:a> to <text:a xlink:type="simple" xlink:href="https://www.linode.com/docs/websites/hosting-a-website" text:style-name="Internet_20_link" text:visited-style-name="Visited_20_Internet_20_Link">hosting a website</text:a>.</text:p>
      <text:p text:style-name="Standard"><text:soft-page-break/><text:a xlink:type="simple" xlink:href="https://www.linode.com/docs/guides/securing-your-server/" text:style-name="Internet_20_link" text:visited-style-name="Visited_20_Internet_20_Link">https://www.linode.com/docs/guides/securing-your-server/</text:a></text:p>
      <text:p text:style-name="Standard"/>
      <text:p text:style-name="Standard"/>
      <text:h text:style-name="Heading_20_1" text:outline-level="1">Using Fail2ban to Secure Your Server - A Tutorial</text:h>
      <text:p text:style-name="Text_20_body">Updated , by Linode</text:p>
      <text:p text:style-name="P76"><text:a xlink:type="simple" xlink:href="https://www.linode.com/docs/guides/using-fail2ban-to-secure-your-server-a-tutorial/#" text:style-name="Internet_20_link" text:visited-style-name="Visited_20_Internet_20_Link"><text:span text:style-name="T1">monitoring</text:span></text:a> <text:a xlink:type="simple" xlink:href="https://www.linode.com/docs/guides/using-fail2ban-to-secure-your-server-a-tutorial/#" text:style-name="Internet_20_link" text:visited-style-name="Visited_20_Internet_20_Link"><text:span text:style-name="T1">security</text:span></text:a></text:p>
      <text:p text:style-name="Text_20_body"><text:a xlink:type="simple" xlink:href="https://login.linode.com/signup?promo=DOCS3DR5GT" text:style-name="Internet_20_link" text:visited-style-name="Visited_20_Internet_20_Link">Try this guide</text:a> to receive $100 at signup on a new account.</text:p>
      <text:h text:style-name="Heading_20_2" text:outline-level="2"><text:bookmark text:name="what-is-fail2ban"/>What is Fail2Ban</text:h>
      <text:p text:style-name="Text_20_body">Fail2ban is a log-parsing application that monitors system logs for symptoms of an automated attack on your Linode. In this guide, you learn how to use Fail2ban to secure your server.</text:p>
      <text:p text:style-name="Text_20_body">When an attempted compromise is located, using the defined parameters, Fail2ban adds a new rule to iptables to block the IP address of the attacker, either for a set amount of time, or permanently. Fail2ban can also alert you through email that an attack is occurring.</text:p>
      <text:p text:style-name="Text_20_body">Fail2ban is primarily focused on SSH attacks, although it can be further configured to work for any service that uses log files and can be subject to a compromise.</text:p>
      <text:p text:style-name="P3"><text:span text:style-name="Strong_20_Emphasis">Note</text:span></text:p>
      <text:p text:style-name="Quotations">The steps in this guide require root privileges. Be sure to run the steps below as <text:span text:style-name="Strong_20_Emphasis">root</text:span> or with the <text:span text:style-name="Source_20_Text">sudo</text:span> prefix. For more information on privileges, see our <text:a xlink:type="simple" xlink:href="https://www.linode.com/docs/guides/linux-users-and-groups" text:style-name="Internet_20_link" text:visited-style-name="Visited_20_Internet_20_Link">Users and Groups</text:a> guide.</text:p>
      <text:p text:style-name="P36"><text:span text:style-name="Strong_20_Emphasis">Caution</text:span></text:p>
      <text:p text:style-name="P42">Fail2ban is intended to be used in conjunction with an already-hardened server and should not be used as a replacement for secure firewall rules.</text:p>
      <text:h text:style-name="Heading_20_2" text:outline-level="2"><text:bookmark text:name="how-to-install-fail2ban"/>How to Install Fail2ban</text:h>
      <text:p text:style-name="Text_20_body">Follow the <text:a xlink:type="simple" xlink:href="https://www.linode.com/docs/getting-started" text:style-name="Internet_20_link" text:visited-style-name="Visited_20_Internet_20_Link">Getting Started</text:a> guide to configure your basic server. You may also want to review the <text:a xlink:type="simple" xlink:href="https://www.linode.com/docs/guides/securing-your-server" text:style-name="Internet_20_link" text:visited-style-name="Visited_20_Internet_20_Link">Securing Your Server</text:a> guide before beginning.</text:p>
      <text:h text:style-name="Heading_20_3" text:outline-level="3"><text:bookmark text:name="centos-7"/>CentOS 7</text:h>
      <text:list xml:id="list223554336" text:style-name="L16">
        <text:list-item>
          <text:p text:style-name="P60">Ensure your system is up to date and install the EPEL repository:</text:p>
          <text:p text:style-name="P19"><text:span text:style-name="Source_20_Text">yum update &amp;&amp; yum install epel-release</text:span></text:p>
        </text:list-item>
        <text:list-item>
          <text:p text:style-name="P60">Install Fail2Ban:</text:p>
          <text:p text:style-name="P19"><text:span text:style-name="Source_20_Text">yum install fail2ban</text:span></text:p>
        </text:list-item>
        <text:list-item>
          <text:p text:style-name="P60">Install Sendmail if you additionally would like email support. Sendmail is not required to use Fail2Ban.:</text:p>
          <text:p text:style-name="P19"><text:span text:style-name="Source_20_Text">yum install sendmail</text:span></text:p>
        </text:list-item>
        <text:list-item>
          <text:p text:style-name="P60"><text:soft-page-break/>Start and enable Fail2ban and, if needed, Sendmail:</text:p>
          <text:p text:style-name="P8"><text:span text:style-name="Source_20_Text">systemctl start fail2ban</text:span></text:p>
          <text:p text:style-name="P8"><text:span text:style-name="Source_20_Text">systemctl enable fail2ban</text:span></text:p>
          <text:p text:style-name="P8"><text:span text:style-name="Source_20_Text">systemctl start sendmail</text:span></text:p>
          <text:p text:style-name="P19"><text:span text:style-name="Source_20_Text">systemctl enable sendmail</text:span></text:p>
          <text:p text:style-name="P34"><text:span text:style-name="Strong_20_Emphasis">Note</text:span></text:p>
          <text:p text:style-name="P34">If you encounter the error that there is <text:span text:style-name="Source_20_Text">no directory /var/run/fail2ban to contain the socket file /var/run/fail2ban/fail2ban.sock</text:span>, create the directory manually:</text:p>
          <text:p text:style-name="P28"><text:span text:style-name="Source_20_Text">mkdir /var/run/fail2ban</text:span></text:p>
        </text:list-item>
      </text:list>
      <text:h text:style-name="Heading_20_3" text:outline-level="3"><text:bookmark text:name="debian1"/>Debian</text:h>
      <text:list xml:id="list4189378295" text:style-name="L17">
        <text:list-item>
          <text:p text:style-name="P61">Ensure your system is up to date:</text:p>
          <text:p text:style-name="P20"><text:span text:style-name="Source_20_Text">apt-get update &amp;&amp; apt-get upgrade -y</text:span></text:p>
        </text:list-item>
        <text:list-item>
          <text:p text:style-name="P61">Install Fail2ban:</text:p>
          <text:p text:style-name="P20"><text:span text:style-name="Source_20_Text">apt-get install fail2ban</text:span></text:p>
          <text:p text:style-name="P61">The service automatically starts.</text:p>
        </text:list-item>
        <text:list-item>
          <text:p text:style-name="P61">(Optional) If you would like email support, install Sendmail:</text:p>
          <text:p text:style-name="P20"><text:span text:style-name="Source_20_Text">apt-get install sendmail-bin sendmail</text:span></text:p>
          <text:p text:style-name="P35"><text:span text:style-name="Strong_20_Emphasis">Note</text:span></text:p>
          <text:p text:style-name="P35">The current version of Sendmail in Debian Jessie has an <text:a xlink:type="simple" xlink:href="https://bugs.debian.org/cgi-bin/bugreport.cgi?bug=293017" office:target-frame-name="_blank" xlink:show="new" text:style-name="Internet_20_link" text:visited-style-name="Visited_20_Internet_20_Link">upstream bug</text:a> which causes the following errors when installing <text:span text:style-name="Source_20_Text">sendmail-bin</text:span>. The installation hangs for a minute, but then complete.</text:p>
          <text:p text:style-name="P30"><text:span text:style-name="Source_20_Text">Creating /etc/mail/sendmail.cf...</text:span></text:p>
          <text:p text:style-name="P30"><text:span text:style-name="Source_20_Text">ERROR: FEATURE() should be before MAILER() MAILER('local') must appear after FEATURE('always_add_domain')</text:span></text:p>
          <text:p text:style-name="P29"><text:span text:style-name="Source_20_Text">ERROR: FEATURE() should be before MAILER() MAILER('local') must appear after FEATURE('allmasquerade')</text:span></text:p>
        </text:list-item>
      </text:list>
      <text:h text:style-name="Heading_20_3" text:outline-level="3"><text:bookmark text:name="fedora"/>Fedora</text:h>
      <text:list xml:id="list3164458976" text:style-name="L18">
        <text:list-item>
          <text:p text:style-name="P62">Update your system:</text:p>
          <text:p text:style-name="P21"><text:span text:style-name="Source_20_Text">dnf update</text:span></text:p>
        </text:list-item>
        <text:list-item>
          <text:p text:style-name="P62">Install Fail2ban:</text:p>
          <text:p text:style-name="P21"><text:span text:style-name="Source_20_Text">dnf install fail2ban</text:span></text:p>
        </text:list-item>
        <text:list-item>
          <text:p text:style-name="P62">(Optional) If you would like email support, install Sendmail:</text:p>
          <text:p text:style-name="P21"><text:span text:style-name="Source_20_Text">dnf install sendmail</text:span></text:p>
        </text:list-item>
        <text:list-item>
          <text:p text:style-name="P62"><text:soft-page-break/>Start and enable Fail2ban and, if needed, Sendmail:</text:p>
          <text:p text:style-name="P9"><text:span text:style-name="Source_20_Text">systemctl start fail2ban</text:span></text:p>
          <text:p text:style-name="P9"><text:span text:style-name="Source_20_Text">systemctl enable fail2ban</text:span></text:p>
          <text:p text:style-name="P9"><text:span text:style-name="Source_20_Text">systemctl start sendmail</text:span></text:p>
          <text:p text:style-name="P21"><text:span text:style-name="Source_20_Text">systemctl enable sendmail</text:span></text:p>
        </text:list-item>
      </text:list>
      <text:h text:style-name="Heading_20_3" text:outline-level="3"><text:bookmark text:name="ubuntu1"/>Ubuntu</text:h>
      <text:list xml:id="list4020844062" text:style-name="L19">
        <text:list-item>
          <text:p text:style-name="P63">Ensure your system is up to date:</text:p>
          <text:p text:style-name="P22"><text:span text:style-name="Source_20_Text">apt-get update &amp;&amp; apt-get upgrade -y</text:span></text:p>
        </text:list-item>
        <text:list-item>
          <text:p text:style-name="P63">Install Fail2ban:</text:p>
          <text:p text:style-name="P22"><text:span text:style-name="Source_20_Text">apt-get install fail2ban</text:span></text:p>
          <text:p text:style-name="P63">The service automatically starts.</text:p>
        </text:list-item>
        <text:list-item>
          <text:p text:style-name="P63">(Optional) If you would like email support, install Sendmail:</text:p>
          <text:p text:style-name="P22"><text:span text:style-name="Source_20_Text">apt-get install sendmail</text:span></text:p>
        </text:list-item>
        <text:list-item>
          <text:p text:style-name="P63">Allow SSH access through UFW and then enable the firewall:</text:p>
          <text:p text:style-name="P10"><text:span text:style-name="Source_20_Text">ufw allow ssh</text:span></text:p>
          <text:p text:style-name="P22"><text:span text:style-name="Source_20_Text">ufw enable</text:span></text:p>
        </text:list-item>
      </text:list>
      <text:h text:style-name="Heading_20_2" text:outline-level="2"><text:bookmark text:name="how-to-configure-fail2ban"/>How to Configure Fail2ban</text:h>
      <text:p text:style-name="Text_20_body">This section contains examples of common Fail2ban configurations using <text:span text:style-name="Source_20_Text">fail2ban.local</text:span> and <text:span text:style-name="Source_20_Text">jail.local</text:span> files. Fail2ban reads <text:span text:style-name="Source_20_Text">.conf</text:span> configuration files first, then <text:span text:style-name="Source_20_Text">.local</text:span> files override any settings. Because of this, all changes to the configuration are generally done in <text:span text:style-name="Source_20_Text">.local</text:span> files, leaving the <text:span text:style-name="Source_20_Text">.conf</text:span> files untouched.</text:p>
      <text:h text:style-name="Heading_20_3" text:outline-level="3"><text:bookmark text:name="configure-fail2banlocal"/>Configure fail2ban.local</text:h>
      <text:list xml:id="list576164071" text:style-name="L20">
        <text:list-item>
          <text:p text:style-name="P64"><text:span text:style-name="Source_20_Text">fail2ban.conf</text:span> contains the default configuration profile. The default settings give you a reasonable working setup. If you want to make any changes, it’s best to do it in a separate file, <text:span text:style-name="Source_20_Text">fail2ban.local</text:span>, which overrides <text:span text:style-name="Source_20_Text">fail2ban.conf</text:span>. Rename a copy <text:span text:style-name="Source_20_Text">fail2ban.conf</text:span> to <text:span text:style-name="Source_20_Text">fail2ban.local</text:span>.</text:p>
          <text:p text:style-name="P23"><text:span text:style-name="Source_20_Text">cp /etc/fail2ban/fail2ban.conf /etc/fail2ban/fail2ban.local</text:span></text:p>
        </text:list-item>
        <text:list-item>
          <text:p text:style-name="P64">From here, you can opt to edit the definitions in <text:span text:style-name="Source_20_Text">fail2ban.local</text:span> to match your desired configuration. The values that can be changed are:</text:p>
          <text:list>
            <text:list-item>
              <text:p text:style-name="P77"><text:span text:style-name="Source_20_Text">loglevel</text:span>: The level of detail that Fail2ban’s logs provide can be set to 1 (error), 2 (warn), 3 (info), or 4 (debug).</text:p>
            </text:list-item>
            <text:list-item>
              <text:p text:style-name="P77"><text:span text:style-name="Source_20_Text">logtarget</text:span>: Logs actions into a specific file. The default value of <text:span text:style-name="Source_20_Text">/var/log/fail2ban.log</text:span> puts all logging into the defined file. Alternately, you can change the value to:</text:p>
              <text:list>
                <text:list-item>
                  <text:p text:style-name="P77"><text:span text:style-name="Source_20_Text">STDOUT</text:span>: output any data</text:p>
                </text:list-item>
                <text:list-item>
                  <text:p text:style-name="P77"><text:soft-page-break/><text:span text:style-name="Source_20_Text">STDERR</text:span>: output any errors</text:p>
                </text:list-item>
                <text:list-item>
                  <text:p text:style-name="P77"><text:span text:style-name="Source_20_Text">SYSLOG</text:span>: message-based logging</text:p>
                </text:list-item>
                <text:list-item>
                  <text:p text:style-name="P77"><text:span text:style-name="Source_20_Text">FILE</text:span>: output to a file</text:p>
                </text:list-item>
              </text:list>
            </text:list-item>
            <text:list-item>
              <text:p text:style-name="P77"><text:span text:style-name="Source_20_Text">socket</text:span>: The location of the socket file.</text:p>
            </text:list-item>
            <text:list-item>
              <text:p text:style-name="P64"><text:span text:style-name="Source_20_Text">pidfile</text:span>: The location of the PID file.</text:p>
            </text:list-item>
          </text:list>
        </text:list-item>
      </text:list>
      <text:h text:style-name="Heading_20_3" text:outline-level="3"><text:bookmark text:name="fail2ban-backend-configuration"/>Fail2ban Backend Configuration</text:h>
      <text:list xml:id="list1772392346" text:style-name="L21">
        <text:list-item>
          <text:p text:style-name="P65">The <text:span text:style-name="Source_20_Text">jail.conf</text:span> file enables Fail2ban for SSH by default for Debian and Ubuntu, but not CentOS. All other protocols and configurations (HTTP, FTP, etc.) are commented out. If you want to change this, create a <text:span text:style-name="Source_20_Text">jail.local</text:span> for editing:</text:p>
          <text:p text:style-name="P24"><text:span text:style-name="Source_20_Text">cp /etc/fail2ban/jail.conf /etc/fail2ban/jail.local</text:span></text:p>
        </text:list-item>
        <text:list-item>
          <text:p text:style-name="P65"><text:span text:style-name="Strong_20_Emphasis">If using CentOS or Fedora</text:span> you need to change the <text:span text:style-name="Source_20_Text">backend</text:span> option in <text:span text:style-name="Source_20_Text">jail.local</text:span> from <text:span text:style-name="Emphasis">auto</text:span> to <text:span text:style-name="Emphasis">systemd</text:span>. This is not necessary on Debian 8 or Ubuntu 16.04, even though both use systemd as well.</text:p>
        </text:list-item>
      </text:list>
      <text:p text:style-name="P1">File: /etc/fail2ban/jail.local</text:p>
      <table:table table:name="Tabela5" table:style-name="Tabela5">
        <table:table-column table:style-name="Tabela5.A"/>
        <table:table-column table:style-name="Tabela5.B"/>
        <table:table-row table:style-name="TableLine94785801599712">
          <table:table-cell table:style-name="Tabela5.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2"><text:span text:style-name="Source_20_Text">7</text:span></text:p>
          </table:table-cell>
          <table:table-cell table:style-name="Tabela5.A1" office:value-type="string">
            <text:p text:style-name="Preformatted_20_Text"><text:span text:style-name="Source_20_Text"># "backend" specifies the backend used to get files modification.</text:span></text:p>
            <text:p text:style-name="Preformatted_20_Text"><text:span text:style-name="Source_20_Text"># Available options are "pyinotify", "gamin", "polling", "systemd" and "auto".</text:span></text:p>
            <text:p text:style-name="Preformatted_20_Text"><text:span text:style-name="Source_20_Text"># This option can be overridden in each jail as well.</text:span></text:p>
            <text:p text:style-name="Preformatted_20_Text"/>
            <text:p text:style-name="Preformatted_20_Text"><text:span text:style-name="Source_20_Text">. . .</text:span></text:p>
            <text:p text:style-name="Preformatted_20_Text"/>
            <text:p text:style-name="P2"><text:span text:style-name="Source_20_Text">backend = systemd</text:span></text:p>
          </table:table-cell>
        </table:table-row>
      </table:table>
      <text:p text:style-name="P3"><text:span text:style-name="Strong_20_Emphasis">Note</text:span></text:p>
      <text:p text:style-name="Quotations">If the <text:span text:style-name="Source_20_Text">backend</text:span> configuration is set to <text:span text:style-name="Source_20_Text">auto</text:span>, Fail2ban monitors log files by first using <text:span text:style-name="Source_20_Text">pyinotify</text:span>. Next, it tries <text:span text:style-name="Source_20_Text">gamin</text:span>. If neither are available, a polling algorithm decides what to try next.</text:p>
      <text:p text:style-name="Text_20_body">No jails are enabled by default in CentOS 7. For example, to enable the SSH daemon jail, uncomment the following lines in <text:span text:style-name="Source_20_Text">jail.local</text:span>:</text:p>
      <text:p text:style-name="P1">File: /etc/fail2ban/jail.local</text:p>
      <table:table table:name="Tabela6" table:style-name="Tabela6">
        <table:table-column table:style-name="Tabela6.A"/>
        <table:table-column table:style-name="Tabela6.B"/>
        <table:table-row table:style-name="TableLine94785801081808">
          <table:table-cell table:style-name="Tabela6.A1" office:value-type="string">
            <text:p text:style-name="Preformatted_20_Text"><text:span text:style-name="Source_20_Text">1</text:span></text:p>
            <text:p text:style-name="P2"><text:span text:style-name="Source_20_Text">2</text:span></text:p>
          </table:table-cell>
          <table:table-cell table:style-name="Tabela6.A1" office:value-type="string">
            <text:p text:style-name="Preformatted_20_Text"><text:span text:style-name="Source_20_Text">[sshd]</text:span></text:p>
            <text:p text:style-name="P2"><text:span text:style-name="Source_20_Text">enabled = true</text:span></text:p>
          </table:table-cell>
        </table:table-row>
      </table:table>
      <text:h text:style-name="Heading_20_3" text:outline-level="3"><text:bookmark text:name="fail2ban-jaillocal-configurations"/>Fail2ban jail.local Configurations</text:h>
      <text:p text:style-name="Text_20_body">To become more familiar with Fail2ban’s available settings, open your <text:span text:style-name="Source_20_Text">jail.local</text:span> file and browse the available configurations.</text:p>
      <text:p text:style-name="P1">File: /etc/fail2ban/jail.local</text:p>
      <table:table table:name="Tabela7" table:style-name="Tabela7">
        <table:table-column table:style-name="Tabela7.A"/>
        <table:table-column table:style-name="Tabela7.B"/>
        <table:table-row table:style-name="TableLine94785768342496">
          <table:table-cell table:style-name="Tabela7.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oft-page-break/><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reformatted_20_Text"><text:span text:style-name="Source_20_Text">16</text:span></text:p>
            <text:p text:style-name="Preformatted_20_Text"><text:span text:style-name="Source_20_Text">17</text:span></text:p>
            <text:p text:style-name="P2"><text:span text:style-name="Source_20_Text">18</text:span></text:p>
          </table:table-cell>
          <table:table-cell table:style-name="Tabela7.A1" office:value-type="string">
            <text:p text:style-name="Preformatted_20_Text"><text:span text:style-name="Source_20_Text"><text:s text:c="4"/>[DEFAULT]</text:span></text:p>
            <text:p text:style-name="Preformatted_20_Text"/>
            <text:p text:style-name="Preformatted_20_Text"><text:span text:style-name="Source_20_Text"><text:s text:c="4"/>ignoreip = 127.0.0.1/8</text:span></text:p>
            <text:p text:style-name="Preformatted_20_Text"><text:span text:style-name="Source_20_Text"><text:s text:c="4"/>bantime = 600</text:span></text:p>
            <text:p text:style-name="Preformatted_20_Text"><text:span text:style-name="Source_20_Text"><text:s text:c="4"/>findtime = 600</text:span></text:p>
            <text:p text:style-name="Preformatted_20_Text"><text:soft-page-break/><text:span text:style-name="Source_20_Text"><text:s text:c="4"/>maxretry = 3</text:span></text:p>
            <text:p text:style-name="Preformatted_20_Text"><text:span text:style-name="Source_20_Text"><text:s text:c="4"/>backend = auto</text:span></text:p>
            <text:p text:style-name="Preformatted_20_Text"><text:span text:style-name="Source_20_Text"><text:s text:c="4"/>usedns = warn</text:span></text:p>
            <text:p text:style-name="Preformatted_20_Text"><text:span text:style-name="Source_20_Text"><text:s text:c="4"/>destemail = root@localhost</text:span></text:p>
            <text:p text:style-name="Preformatted_20_Text"><text:span text:style-name="Source_20_Text"><text:s text:c="4"/>sendername = Fail2Ban</text:span></text:p>
            <text:p text:style-name="Preformatted_20_Text"><text:span text:style-name="Source_20_Text"><text:s text:c="4"/>banaction = iptables-multiport</text:span></text:p>
            <text:p text:style-name="Preformatted_20_Text"><text:span text:style-name="Source_20_Text"><text:s text:c="4"/>mta = sendmail</text:span></text:p>
            <text:p text:style-name="Preformatted_20_Text"><text:span text:style-name="Source_20_Text"><text:s text:c="4"/>protocol = tcp</text:span></text:p>
            <text:p text:style-name="Preformatted_20_Text"><text:span text:style-name="Source_20_Text"><text:s text:c="4"/>chain = INPUT</text:span></text:p>
            <text:p text:style-name="Preformatted_20_Text"><text:span text:style-name="Source_20_Text"><text:s text:c="4"/>action_ = %(banaction)...</text:span></text:p>
            <text:p text:style-name="Preformatted_20_Text"><text:span text:style-name="Source_20_Text"><text:s text:c="4"/>action_mw = %(banaction)...</text:span></text:p>
            <text:p text:style-name="Preformatted_20_Text"><text:span text:style-name="Source_20_Text"><text:s text:c="4"/>protocol="%(protocol)s"...</text:span></text:p>
            <text:p text:style-name="P2"><text:span text:style-name="Source_20_Text"><text:s text:c="4"/>action_mwl = %(banaction)s...</text:span></text:p>
          </table:table-cell>
        </table:table-row>
      </table:table>
      <text:p text:style-name="Text_20_body">For example, if you set the <text:span text:style-name="Source_20_Text">usedns</text:span> setting to <text:span text:style-name="Source_20_Text">no</text:span>, Fail2ban does not use reverse DNS to set its bans, and instead bans the IP address. When set as <text:span text:style-name="Source_20_Text">warn</text:span>, Fail2ban performs a reverse lookup of the hostname and uses it to perform a ban.</text:p>
      <text:p text:style-name="Text_20_body">The <text:span text:style-name="Source_20_Text">chain</text:span> setting refers to the series of <text:a xlink:type="simple" xlink:href="https://www.linode.com/docs/guides/what-is-iptables/" text:style-name="Internet_20_link" text:visited-style-name="Visited_20_Internet_20_Link">iptables</text:a> rules where jumps should be added in ban-actions. By default, this is set to the <text:span text:style-name="Source_20_Text">INPUT</text:span> chain. You can read more about iptables chains in our <text:a xlink:type="simple" xlink:href="https://www.linode.com/docs/guides/what-is-iptables/#chains" text:style-name="Internet_20_link" text:visited-style-name="Visited_20_Internet_20_Link">What is iptables</text:a> guide.</text:p>
      <text:h text:style-name="Heading_20_3" text:outline-level="3"><text:bookmark text:name="fail2ban-chain-traffic-drop-configuration"/>Fail2ban Chain Traffic Drop Configuration</text:h>
      <text:p text:style-name="Text_20_body">You can use iptables' <text:span text:style-name="Source_20_Text">--line-numbers</text:span> option to view your Fail2ban rules.</text:p>
      <text:p text:style-name="P2"><text:span text:style-name="Source_20_Text"><text:s text:c="4"/>iptables -L f2b-sshd -v -n --line-numbers</text:span></text:p>
      <text:p text:style-name="Text_20_body">You should receive a similar output:</text:p>
      <text:p text:style-name="Preformatted_20_Text"><text:s text:c="2"/><text:span text:style-name="Source_20_Text">Chain fail2ban-SSH (1 references)</text:span></text:p>
      <text:p text:style-name="Preformatted_20_Text"><text:span text:style-name="Source_20_Text">num <text:s text:c="2"/>pkts bytes target <text:s text:c="4"/>prot opt in <text:s text:c="4"/>out <text:s text:c="2"/>source <text:s text:c="13"/>destination</text:span></text:p>
      <text:p text:style-name="Preformatted_20_Text"><text:span text:style-name="Source_20_Text">1 <text:s text:c="6"/>19 <text:s/>2332 DROP <text:s text:c="6"/>all <text:s/>-- <text:s/>* <text:s text:c="5"/>* <text:s text:c="4"/>192.0.0.0 <text:s text:c="10"/>0.0.0.0/0</text:span></text:p>
      <text:p text:style-name="Preformatted_20_Text"><text:span text:style-name="Source_20_Text">2 <text:s text:c="6"/>16 <text:s/>1704 DROP <text:s text:c="6"/>all <text:s/>-- <text:s/>* <text:s text:c="5"/>* <text:s text:c="4"/>192.0.0.1 <text:s text:c="10"/>0.0.0.0/0</text:span></text:p>
      <text:p text:style-name="Preformatted_20_Text"><text:span text:style-name="Source_20_Text">3 <text:s text:c="6"/>15 <text:s text:c="2"/>980 DROP <text:s text:c="6"/>all <text:s/>-- <text:s/>* <text:s text:c="5"/>* <text:s text:c="4"/>192.0.0.2 <text:s text:c="10"/>0.0.0.0/0</text:span></text:p>
      <text:p text:style-name="Preformatted_20_Text"><text:span text:style-name="Source_20_Text">4 <text:s text:c="7"/>6 <text:s text:c="2"/>360 DROP <text:s text:c="6"/>all <text:s/>-- <text:s/>* <text:s text:c="5"/>* <text:s text:c="4"/>192.0.0.3 <text:s text:c="10"/>0.0.0.0/0</text:span></text:p>
      <text:p text:style-name="P2"><text:span text:style-name="Source_20_Text">5 <text:s text:c="4"/>8504 <text:s/>581K RETURN <text:s text:c="4"/>all <text:s/>-- <text:s/>* <text:s text:c="5"/>* <text:s text:c="4"/>0.0.0.0/0 <text:s text:c="10"/>0.0.0.0/0</text:span></text:p>
      <text:p text:style-name="Text_20_body">You can remove a rule applied to an IP address using the <text:span text:style-name="Source_20_Text">iptables -D chain rulenum</text:span> command. Replace <text:span text:style-name="Source_20_Text">rulenum</text:span> with the corresponding IP address rule number from the <text:span text:style-name="Source_20_Text">num</text:span> column. For example, to remove the IP address <text:span text:style-name="Source_20_Text">192.0.0.1</text:span>, issue the following command:</text:p>
      <text:p text:style-name="P2"><text:span text:style-name="Source_20_Text"><text:s text:c="4"/>iptables -D fail2ban-SSH 2</text:span></text:p>
      <text:h text:style-name="Heading_20_3" text:outline-level="3"><text:bookmark text:name="ban-time-and-retry-amount-fail2ban-configuration"/>Ban Time and Retry Amount Fail2Ban Configuration</text:h>
      <text:p text:style-name="Text_20_body">Set <text:span text:style-name="Source_20_Text">bantime</text:span>, <text:span text:style-name="Source_20_Text">findtime</text:span>, and <text:span text:style-name="Source_20_Text">maxretry</text:span> to define the circumstances and the length of time of a ban:</text:p>
      <text:p text:style-name="P1">File: /etc/fail2ban/jail.local</text:p>
      <table:table table:name="Tabela8" table:style-name="Tabela8">
        <table:table-column table:style-name="Tabela8.A"/>
        <table:table-column table:style-name="Tabela8.B"/>
        <table:table-row table:style-name="TableLine94785768303840">
          <table:table-cell table:style-name="Tabela8.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oft-page-break/><text:span text:style-name="Source_20_Text">6</text:span></text:p>
            <text:p text:style-name="P2"><text:span text:style-name="Source_20_Text">7</text:span></text:p>
          </table:table-cell>
          <table:table-cell table:style-name="Tabela8.A1" office:value-type="string">
            <text:p text:style-name="Preformatted_20_Text"><text:span text:style-name="Source_20_Text"># "bantime" is the number of seconds that a host is banned.</text:span></text:p>
            <text:p text:style-name="Preformatted_20_Text"><text:span text:style-name="Source_20_Text">bantime <text:s/>= 600</text:span></text:p>
            <text:p text:style-name="Preformatted_20_Text"/>
            <text:p text:style-name="Preformatted_20_Text"><text:span text:style-name="Source_20_Text"># A host is banned if it has generated "maxretry" during the last "findtime"</text:span></text:p>
            <text:p text:style-name="Preformatted_20_Text"><text:span text:style-name="Source_20_Text"># seconds.</text:span></text:p>
            <text:p text:style-name="Preformatted_20_Text"><text:soft-page-break/><text:span text:style-name="Source_20_Text">findtime = 600</text:span></text:p>
            <text:p text:style-name="P2"><text:span text:style-name="Source_20_Text">maxretry = 3</text:span></text:p>
          </table:table-cell>
        </table:table-row>
      </table:table>
      <text:list xml:id="list4118076886" text:style-name="L22">
        <text:list-item>
          <text:p text:style-name="P66"><text:span text:style-name="Source_20_Text">findtime</text:span>: The lengths of time between login attempts before a ban is set. For example, if Fail2ban is set to ban an IP after five (5) failed log-in attempts, those 5 attempts must occur within the set 10-minute <text:span text:style-name="Source_20_Text">findtime</text:span> limit. The <text:span text:style-name="Source_20_Text">findtime</text:span> value should be a set number of seconds.</text:p>
        </text:list-item>
        <text:list-item>
          <text:p text:style-name="P66"><text:span text:style-name="Source_20_Text">maxretry</text:span>: Fail2ban uses <text:span text:style-name="Source_20_Text">findtime</text:span> and <text:span text:style-name="Source_20_Text">maxretry</text:span> to decide when a ban is justified. If the number of attempts exceeds the limit set at <text:span text:style-name="Source_20_Text">maxretry</text:span> and is within the <text:span text:style-name="Source_20_Text">findtime</text:span> time limit, a ban is set by Fail2ban. The default is set to <text:span text:style-name="Source_20_Text">3</text:span>.</text:p>
        </text:list-item>
        <text:list-item>
          <text:p text:style-name="P66"><text:span text:style-name="Source_20_Text">bantime</text:span>: The length of time in seconds for which an IP is banned. If set to a negative number, the ban is permanent. The default value of 600 is set to ban an IP for a 10-minute duration.</text:p>
        </text:list-item>
      </text:list>
      <text:h text:style-name="Heading_20_3" text:outline-level="3"><text:bookmark text:name="ignoreip-fail2ban-configurations"/>ignoreip Fail2ban Configurations</text:h>
      <text:p text:style-name="Text_20_body">To ignore specific IPs, add them to the <text:span text:style-name="Source_20_Text">ignoreip</text:span> line. By default, this command does not ban the localhost. If you work from a single IP address often, it may be beneficial to add it to the ignore list:</text:p>
      <text:p text:style-name="P1">File: /etc/fail2ban/jail.local</text:p>
      <table:table table:name="Tabela9" table:style-name="Tabela9">
        <table:table-column table:style-name="Tabela9.A"/>
        <table:table-column table:style-name="Tabela9.B"/>
        <table:table-row table:style-name="TableLine94785799417008">
          <table:table-cell table:style-name="Tabela9.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2"><text:span text:style-name="Source_20_Text">6</text:span></text:p>
          </table:table-cell>
          <table:table-cell table:style-name="Tabela9.A1" office:value-type="string">
            <text:p text:style-name="Preformatted_20_Text"><text:span text:style-name="Source_20_Text">[DEFAULT]</text:span></text:p>
            <text:p text:style-name="Preformatted_20_Text"/>
            <text:p text:style-name="Preformatted_20_Text"><text:span text:style-name="Source_20_Text"># "ignoreip" can be an IP address, a CIDR mask or a DNS host. Fail2ban will not</text:span></text:p>
            <text:p text:style-name="Preformatted_20_Text"><text:span text:style-name="Source_20_Text"># ban a host which matches an address in this list. Several addresses can be</text:span></text:p>
            <text:p text:style-name="Preformatted_20_Text"><text:span text:style-name="Source_20_Text"># defined using space separator.</text:span></text:p>
            <text:p text:style-name="P2"><text:span text:style-name="Source_20_Text">ignoreip = 127.0.0.1/8 123.45.67.89</text:span></text:p>
          </table:table-cell>
        </table:table-row>
      </table:table>
      <text:p text:style-name="Text_20_body"><text:span text:style-name="Source_20_Text">ignoreip</text:span>: This setting helps you define IP addresses that should be excluded from Fail2ban rules. To ignore specific IPs, add them to the <text:span text:style-name="Source_20_Text">ignoreip</text:span> configuration, as shown in the example. By default, this command does not ban the <text:span text:style-name="Source_20_Text">localhost</text:span>. If you often work from a single IP address, you should consider adding it to the ignore list.</text:p>
      <text:p text:style-name="Text_20_body">If you wish to whitelist IPs only for certain jails, this can be done with the <text:span text:style-name="Source_20_Text">fail2ban-client</text:span> command. Replace <text:span text:style-name="Source_20_Text">JAIL</text:span> with the name of your jail, and <text:span text:style-name="Source_20_Text">192.0.0.1</text:span> with the IP you wish to whitelist.</text:p>
      <text:p text:style-name="P2"><text:span text:style-name="Source_20_Text">fail2ban-client set JAIL addignoreip 192.0.0.1</text:span></text:p>
      <text:h text:style-name="Heading_20_3" text:outline-level="3"><text:bookmark text:name="fail2ban-email-alerts"/>Fail2ban Email Alerts</text:h>
      <text:p text:style-name="P45">This guide may involve or result in sending email. In an effort to fight spam, Linode restricts …</text:p>
      <text:p text:style-name="Text_20_body">To receive email when fail2ban is triggered, adjust the email settings:</text:p>
      <text:list xml:id="list2816586352" text:style-name="L23">
        <text:list-item>
          <text:p text:style-name="P67"><text:span text:style-name="Source_20_Text">destemail</text:span>: The email address where you would like to receive the emails.</text:p>
        </text:list-item>
        <text:list-item>
          <text:p text:style-name="P67"><text:span text:style-name="Source_20_Text">sendername</text:span>: The name under which the email shows up.</text:p>
        </text:list-item>
        <text:list-item>
          <text:p text:style-name="P67"><text:span text:style-name="Source_20_Text">sender</text:span>: The email address from which Fail2ban sends emails.</text:p>
        </text:list-item>
      </text:list>
      <text:p text:style-name="P3"><text:soft-page-break/><text:span text:style-name="Strong_20_Emphasis">Note</text:span></text:p>
      <text:p text:style-name="Quotations">If unsure of what to put under <text:span text:style-name="Source_20_Text">sender</text:span>, run the command <text:span text:style-name="Source_20_Text">sendmail -t user@email.com</text:span>, replacing <text:span text:style-name="Source_20_Text">user@email.com</text:span> with your email address. Check your email (including spam folders, if needed) and review the sender email. This address can be used for the above configuration.</text:p>
      <text:p text:style-name="Text_20_body">You also need to adjust the <text:span text:style-name="Source_20_Text">action</text:span> setting, which defines what actions occur when the threshold for ban is met. The default, <text:span text:style-name="Source_20_Text">%(action_)s</text:span>, only bans the user. <text:span text:style-name="Source_20_Text">%(action_mw)s</text:span> bans and sends an email with a WhoIs report; while <text:span text:style-name="Source_20_Text">%(action_mwl)s</text:span> bans and sends an email with the WhoIs report and all relevant lines in the log file. This can also be changed on a jail-specific basis.</text:p>
      <text:h text:style-name="Heading_20_3" text:outline-level="3"><text:bookmark text:name="fail2ban-banaction-and-ports-configuration"/>Fail2ban banaction and ports Configuration</text:h>
      <text:p text:style-name="Text_20_body">Beyond the basic settings address above, jail.local also contains various jail configurations for a number of common services, including SSH, and iptables. By default, only SSH is enabled and the action is to ban the offending host/IP address by modifying the iptables firewall rules.</text:p>
      <text:p text:style-name="Text_20_body">An average jail configuration resembles the following:</text:p>
      <text:p text:style-name="P1">File: /etc/fail2ban/jail.local</text:p>
      <table:table table:name="Tabela10" table:style-name="Tabela10">
        <table:table-column table:style-name="Tabela10.A"/>
        <table:table-column table:style-name="Tabela10.B"/>
        <table:table-row table:style-name="TableLine94785802169968">
          <table:table-cell table:style-name="Tabela10.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2"><text:span text:style-name="Source_20_Text">14</text:span></text:p>
          </table:table-cell>
          <table:table-cell table:style-name="Tabela10.A1" office:value-type="string">
            <text:p text:style-name="Preformatted_20_Text"><text:span text:style-name="Source_20_Text"># Default banning action (e.g. iptables, iptables-new,</text:span></text:p>
            <text:p text:style-name="Preformatted_20_Text"><text:span text:style-name="Source_20_Text"># iptables-multiport, shorewall, etc) It is used to define</text:span></text:p>
            <text:p text:style-name="Preformatted_20_Text"><text:span text:style-name="Source_20_Text"># action_* variables. Can be overridden globally or per</text:span></text:p>
            <text:p text:style-name="Preformatted_20_Text"><text:span text:style-name="Source_20_Text"># section within jail.local file</text:span></text:p>
            <text:p text:style-name="Preformatted_20_Text"><text:span text:style-name="Source_20_Text">banaction = iptables-multiport</text:span></text:p>
            <text:p text:style-name="Preformatted_20_Text"><text:span text:style-name="Source_20_Text">banaction_allports = iptables-allports</text:span></text:p>
            <text:p text:style-name="Preformatted_20_Text"/>
            <text:p text:style-name="Preformatted_20_Text"><text:span text:style-name="Source_20_Text">[ssh]</text:span></text:p>
            <text:p text:style-name="Preformatted_20_Text"/>
            <text:p text:style-name="Preformatted_20_Text"><text:span text:style-name="Source_20_Text">enabled <text:s/>= true</text:span></text:p>
            <text:p text:style-name="Preformatted_20_Text"><text:span text:style-name="Source_20_Text">port <text:s text:c="4"/>= ssh</text:span></text:p>
            <text:p text:style-name="Preformatted_20_Text"><text:span text:style-name="Source_20_Text">filter <text:s text:c="2"/>= sshd</text:span></text:p>
            <text:p text:style-name="Preformatted_20_Text"><text:span text:style-name="Source_20_Text">logpath <text:s/>= /var/log/auth.log</text:span></text:p>
            <text:p text:style-name="P2"><text:span text:style-name="Source_20_Text">maxretry = 6</text:span></text:p>
          </table:table-cell>
        </table:table-row>
      </table:table>
      <text:list xml:id="list2072505178" text:style-name="L24">
        <text:list-item>
          <text:p text:style-name="P78"><text:span text:style-name="Source_20_Text">banaction</text:span>: Determines the action to use when the threshold is reached. If you have configured the firewall to use firewalld set the value to <text:span text:style-name="Source_20_Text">firewallcmd-ipset</text:span> and if you have configured the firewall to use UFW set the value to <text:span text:style-name="Source_20_Text">ufw</text:span>.</text:p>
        </text:list-item>
        <text:list-item>
          <text:p text:style-name="P78"><text:span text:style-name="Source_20_Text">banaction_allports</text:span>: Blocks a remote IP in every port. If you have configured the firewall to use firewalld set the value to <text:span text:style-name="Source_20_Text">firewallcmd-ipset</text:span>.</text:p>
        </text:list-item>
        <text:list-item>
          <text:p text:style-name="P78"><text:span text:style-name="Source_20_Text">enabled</text:span>: Determines whether or not the filter is turned on.</text:p>
        </text:list-item>
        <text:list-item>
          <text:p text:style-name="P78"><text:span text:style-name="Source_20_Text">port</text:span>: The port Fail2ban should be referencing in regards to the service. If using the default port, then the service name can be placed here. If using a non-traditional port, this should be the port number. For example, if you moved your SSH port to 3456, you would replace <text:span text:style-name="Source_20_Text">ssh</text:span> with <text:span text:style-name="Source_20_Text">3456</text:span>.</text:p>
        </text:list-item>
        <text:list-item>
          <text:p text:style-name="P78"><text:span text:style-name="Source_20_Text">filter</text:span>: The name of the file located in <text:span text:style-name="Source_20_Text">/etc/fail2ban/filter.d</text:span> that contains the failregex information used to parse log files appropriately. The <text:span text:style-name="Source_20_Text">.conf</text:span> suffix need not be included.</text:p>
        </text:list-item>
        <text:list-item>
          <text:p text:style-name="P78"><text:span text:style-name="Source_20_Text">logpath</text:span>: Gives the location of the service’s logs.</text:p>
        </text:list-item>
        <text:list-item>
          <text:p text:style-name="P78"><text:soft-page-break/><text:span text:style-name="Source_20_Text">maxretry</text:span>: Will override the global <text:span text:style-name="Source_20_Text">maxretry</text:span> for the defined service. <text:span text:style-name="Source_20_Text">findtime</text:span> and <text:span text:style-name="Source_20_Text">bantime</text:span> can also be added.</text:p>
        </text:list-item>
        <text:list-item>
          <text:p text:style-name="P68"><text:span text:style-name="Source_20_Text">action</text:span>: This can be added as an additional setting, if the default action is not suitable for the jail. Additional actions can be found in the <text:span text:style-name="Source_20_Text">action.d</text:span> folder.</text:p>
        </text:list-item>
      </text:list>
      <text:p text:style-name="P3"><text:span text:style-name="Strong_20_Emphasis">Note</text:span></text:p>
      <text:p text:style-name="Quotations">Jails can also be configured as individual <text:span text:style-name="Source_20_Text">.conf</text:span> files placed in the <text:span text:style-name="Source_20_Text">jail.d</text:span> directory. The format remains the same.</text:p>
      <text:h text:style-name="Heading_20_2" text:outline-level="2"><text:bookmark text:name="using-fail2ban-filters-to-secure-your-server"/>Using Fail2ban Filters to Secure Your Server</text:h>
      <text:p text:style-name="Text_20_body">In this section you examine your system’s Fail2ban filters defined in their configuration files.</text:p>
      <text:p text:style-name="Text_20_body">Depending on your system’s Fail2ban version, you can find your system’s filters in either the <text:span text:style-name="Source_20_Text">/etc/fail2ban/jail.conf</text:span> file or in the <text:span text:style-name="Source_20_Text">/etc/fail2ban/jail.d/defaults-*.conf</text:span>file.</text:p>
      <text:p text:style-name="Text_20_body">Open your <text:span text:style-name="Source_20_Text">/etc/fail2ban/jail.conf</text:span> file and examine the <text:span text:style-name="Source_20_Text">ssh/sshd</text:span> filter:</text:p>
      <text:p text:style-name="P1">File: /etc/fail2ban/jail.conf</text:p>
      <table:table table:name="Tabela11" table:style-name="Tabela11">
        <table:table-column table:style-name="Tabela11.A"/>
        <table:table-column table:style-name="Tabela11.B"/>
        <table:table-row table:style-name="TableLine94785755952976">
          <table:table-cell table:style-name="Tabela11.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2"><text:span text:style-name="Source_20_Text">7</text:span></text:p>
          </table:table-cell>
          <table:table-cell table:style-name="Tabela11.A1" office:value-type="string">
            <text:p text:style-name="Preformatted_20_Text"><text:span text:style-name="Source_20_Text">[ssh]</text:span></text:p>
            <text:p text:style-name="Preformatted_20_Text"/>
            <text:p text:style-name="Preformatted_20_Text"><text:span text:style-name="Source_20_Text">enabled <text:s/>= true</text:span></text:p>
            <text:p text:style-name="Preformatted_20_Text"><text:span text:style-name="Source_20_Text">port <text:s text:c="4"/>= ssh</text:span></text:p>
            <text:p text:style-name="Preformatted_20_Text"><text:span text:style-name="Source_20_Text">filter <text:s text:c="2"/>= sshd</text:span></text:p>
            <text:p text:style-name="Preformatted_20_Text"><text:span text:style-name="Source_20_Text">logpath <text:s/>= /var/log/auth.log</text:span></text:p>
            <text:p text:style-name="P2"><text:span text:style-name="Source_20_Text">maxretry = 5</text:span></text:p>
          </table:table-cell>
        </table:table-row>
      </table:table>
      <text:p text:style-name="Text_20_body">If you are using a Fail2ban version greater than <text:span text:style-name="Source_20_Text">0.8</text:span>, check both your <text:span text:style-name="Source_20_Text">defaults-*.conf</text:span> and <text:span text:style-name="Source_20_Text">jail.conf</text:span> files.</text:p>
      <text:p text:style-name="Text_20_body">If your system has Fail2ban version 0.8 or greater, your <text:span text:style-name="Source_20_Text">jail.conf</text:span> file resembles the following example:</text:p>
      <text:p text:style-name="P1">File: /etc/fail2ban/jail.conf</text:p>
      <table:table table:name="Tabela12" table:style-name="Tabela12">
        <table:table-column table:style-name="Tabela12.A"/>
        <table:table-column table:style-name="Tabela12.B"/>
        <table:table-row table:style-name="TableLine94785784015104">
          <table:table-cell table:style-name="Tabela12.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2"><text:span text:style-name="Source_20_Text">4</text:span></text:p>
          </table:table-cell>
          <table:table-cell table:style-name="Tabela12.A1" office:value-type="string">
            <text:p text:style-name="Preformatted_20_Text"><text:span text:style-name="Source_20_Text">[sshd]</text:span></text:p>
            <text:p text:style-name="Preformatted_20_Text"/>
            <text:p text:style-name="Preformatted_20_Text"><text:span text:style-name="Source_20_Text">port <text:s text:c="3"/>= ssh</text:span></text:p>
            <text:p text:style-name="P2"><text:span text:style-name="Source_20_Text">logpath = %(sshd_log)s</text:span></text:p>
          </table:table-cell>
        </table:table-row>
      </table:table>
      <text:p text:style-name="Text_20_body">Finally, a system using Fail2ban 0.8 or greater has a <text:span text:style-name="Source_20_Text">defaults-*.conf</text:span> that includes the following filters:</text:p>
      <text:p text:style-name="P1">File: /etc/fail2ban/jail.d/defaults-*.conf</text:p>
      <table:table table:name="Tabela13" table:style-name="Tabela13">
        <table:table-column table:style-name="Tabela13.A"/>
        <table:table-column table:style-name="Tabela13.B"/>
        <table:table-row table:style-name="TableLine94785799427520">
          <table:table-cell table:style-name="Tabela13.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2"><text:span text:style-name="Source_20_Text">4</text:span></text:p>
          </table:table-cell>
          <table:table-cell table:style-name="Tabela13.A1" office:value-type="string">
            <text:p text:style-name="Preformatted_20_Text"><text:span text:style-name="Source_20_Text">[sshd]</text:span></text:p>
            <text:p text:style-name="Preformatted_20_Text"/>
            <text:p text:style-name="Preformatted_20_Text"><text:span text:style-name="Source_20_Text">enabled <text:s/>= true</text:span></text:p>
            <text:p text:style-name="P2"><text:span text:style-name="Source_20_Text">maxretry = 3</text:span></text:p>
          </table:table-cell>
        </table:table-row>
      </table:table>
      <text:p text:style-name="Text_20_body"><text:soft-page-break/>You can test your existing filters by running the example command and replacing <text:span text:style-name="Source_20_Text">logfile</text:span>, <text:span text:style-name="Source_20_Text">failregex</text:span>, and <text:span text:style-name="Source_20_Text">ignoreregex</text:span> with your own values.</text:p>
      <text:p text:style-name="P2"><text:span text:style-name="Source_20_Text">fail2ban-regex logfile failregex ignoreregex</text:span></text:p>
      <text:p text:style-name="Text_20_body">Using the examples from the beginning of this section, the command resembles the following:</text:p>
      <text:p text:style-name="P2"><text:span text:style-name="Source_20_Text">fail2ban-regex /var/log/auth.log /etc/fail2ban/filter.d/sshd.conf</text:span></text:p>
      <text:p text:style-name="Text_20_body">Your Fail2ban filters have to work with:</text:p>
      <text:list xml:id="list3568534050" text:style-name="L25">
        <text:list-item>
          <text:p text:style-name="P69">Different types of logs generated by different software</text:p>
        </text:list-item>
        <text:list-item>
          <text:p text:style-name="P69">Different configurations and multiple operating systems</text:p>
        </text:list-item>
      </text:list>
      <text:p text:style-name="Text_20_body">In addition to the above, they also have to be log-format agnostic, must be safeguarded against DDoS, and have to be compatible with future versions of the software.</text:p>
      <text:h text:style-name="Heading_20_3" text:outline-level="3"><text:bookmark text:name="customizing-your-ignoreregex-configuration"/>Customizing Your ignoreregex Configuration</text:h>
      <text:p text:style-name="Text_20_body">Before making changes to the <text:span text:style-name="Source_20_Text">failregex</text:span> configuration, you have to customize <text:span text:style-name="Source_20_Text">ignoreregex</text:span>. Fail2ban needs to know what is considered normal server activity and what is not considered normal activity.</text:p>
      <text:p text:style-name="Text_20_body">For example, to exclude activity cron from running on your server or to exclude MySQL, you can configure <text:span text:style-name="Source_20_Text">ignoreregex</text:span> to filter logs generated by these two programs:</text:p>
      <text:p text:style-name="P1">File: /etc/fail2ban/filter.d/sshd.conf</text:p>
      <table:table table:name="Tabela14" table:style-name="Tabela14">
        <table:table-column table:style-name="Tabela14.A"/>
        <table:table-column table:style-name="Tabela14.B"/>
        <table:table-row table:style-name="TableLine94785799494896">
          <table:table-cell table:style-name="Tabela14.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2"><text:span text:style-name="Source_20_Text">4</text:span></text:p>
          </table:table-cell>
          <table:table-cell table:style-name="Tabela14.A1" office:value-type="string">
            <text:p text:style-name="Preformatted_20_Text"><text:span text:style-name="Source_20_Text">ignoreregex = : pam_unix\((cron|sshd):session\): session (open|clos)ed for user (daemon|munin|mysql|root)( by \(uid=0\))?$</text:span></text:p>
            <text:p text:style-name="Preformatted_20_Text"><text:span text:style-name="Source_20_Text"><text:s text:c="12"/>: Successful su for (mysql) by root$</text:span></text:p>
            <text:p text:style-name="Preformatted_20_Text"><text:span text:style-name="Source_20_Text"><text:s text:c="12"/>New session \d+ of user (mysql)\.$</text:span></text:p>
            <text:p text:style-name="P2"><text:span text:style-name="Source_20_Text"><text:s text:c="12"/>Removed session \d+\.$</text:span></text:p>
          </table:table-cell>
        </table:table-row>
      </table:table>
      <text:p text:style-name="Text_20_body">Now that you have filtered for the each program’s logs, you can customize <text:span text:style-name="Source_20_Text">failregexs</text:span> to block what you want.</text:p>
      <text:h text:style-name="Heading_20_3" text:outline-level="3"><text:bookmark text:name="customizing-failregexs"/>Customizing Failregexs</text:h>
      <text:p text:style-name="Text_20_body">Although Fail2ban comes with a number of filters, you may want to further customize these filters or create your own to suit your needs. Fail2ban uses regular expressions (regex) to parse log files, looking for instances of attempted break-ins and password failures. Fail2ban uses Python’s regex extensions.</text:p>
      <text:p text:style-name="Text_20_body">The best way to understand how failregex works is to write one. Although we do not advise having Fail2ban monitor your Wordpress’s access.log on heavily-trafficked websites due to CPU concerns, it provides an instance of an easy-to-understand log file that you can use to learn about the creation of any failregex.</text:p>
      <text:h text:style-name="Heading_20_3" text:outline-level="3"><text:bookmark text:name="write-a-regex-for-fail2ban"/>Write a Regex for Fail2ban</text:h>
      <text:list xml:id="list101106477" text:style-name="L26">
        <text:list-item>
          <text:p text:style-name="P70">Navigate to your website’s <text:span text:style-name="Source_20_Text">access.log</text:span> (generally located at <text:span text:style-name="Source_20_Text">/var/www/example.com/logs/access.log</text:span>) and find a failed login attempt. It resembles:</text:p>
          <text:p text:style-name="P7"><text:soft-page-break/>File: /var/www/example.com/logs/access.log</text:p>
        </text:list-item>
      </text:list>
      <text:p text:style-name="P31"><text:span text:style-name="Source_20_Text">123.45.67.89 - - [01/Oct/2015:12:46:34 -0400] "POST /wp-login.php HTTP/1.1" 200 1906 "http://example.com/wp-login.php" "Mozilla/5.0 (Macintosh; Intel Mac OS X 10.10; rv:40.0) Gecko/20100101 Firefox/40.0"</text:span></text:p>
      <text:p text:style-name="Text_20_body">Note that you only need to track up to the <text:span text:style-name="Source_20_Text">200</text:span>:</text:p>
      <text:p text:style-name="P1">File: /var/www/example.com/logs/access.log</text:p>
      <text:list xml:id="list1666732143" text:style-name="L27">
        <text:list-item>
          <text:p text:style-name="P32"><text:span text:style-name="Source_20_Text">123.45.67.89 - - [01/Oct/2015:12:46:34 -0400] "POST /wp-login.php HTTP/1.1" 200</text:span></text:p>
        </text:list-item>
        <text:list-item>
          <text:p text:style-name="P71">The IP address from where the failed attempt originated is always be defined as <text:span text:style-name="Source_20_Text">&lt;HOST&gt;</text:span>. The subsequent few characters are unchanging and can be input as literals:</text:p>
          <text:p text:style-name="P25"><text:span text:style-name="Source_20_Text">&lt;HOST&gt; - - \[</text:span></text:p>
          <text:p text:style-name="P71">The <text:span text:style-name="Source_20_Text">\</text:span> before the <text:span text:style-name="Source_20_Text">[</text:span> denotes that the square bracket is to be read literally.</text:p>
        </text:list-item>
        <text:list-item>
          <text:p text:style-name="P71">The next section, the date of the login attempt, can be written as grouped expressions using regex expressions. The first portion, <text:span text:style-name="Source_20_Text">01</text:span> in this example, can be written as <text:span text:style-name="Source_20_Text">(\d{2})</text:span>: The parentheses group the expression, while <text:span text:style-name="Source_20_Text">\d</text:span> looks for any numerical digits. <text:span text:style-name="Source_20_Text">{2}</text:span> notes that the expression is looking for two digits in a row, i.e., the day of the month.</text:p>
          <text:p text:style-name="P71">Thus far, you should have:</text:p>
          <text:p text:style-name="P25"><text:span text:style-name="Source_20_Text">&lt;HOST&gt; - - \[(\d{2})</text:span></text:p>
          <text:p text:style-name="P71">The following forward slash is then be called with a literal forward slash, followed by <text:span text:style-name="Source_20_Text">\w{3}</text:span> which looks for a series of <text:span text:style-name="Source_20_Text">3</text:span> alpha-numeric characters (i.e., A-Z, 0-9, any case). The following forward slash should also be literal:</text:p>
          <text:p text:style-name="P25"><text:span text:style-name="Source_20_Text">&lt;HOST&gt; - - \[(\d{2})/\w{3}/</text:span></text:p>
          <text:p text:style-name="P71">The section for the year should be written similar to the day, but without the need for a capture group, and for four consecutive characters (and a literal colon):</text:p>
          <text:p text:style-name="P25"><text:span text:style-name="Source_20_Text">&lt;HOST&gt; - - \[(\d{2})/\w{3}/\d{4}:</text:span></text:p>
        </text:list-item>
        <text:list-item>
          <text:p text:style-name="P71">The next sequence is a series of two-digit numbers that make up the time. Because we defined the day of the month as a two-digit number in a capture group (the parentheses), we can backreference it using <text:span text:style-name="Source_20_Text">\1</text:span> (since it is the <text:span text:style-name="Emphasis">first</text:span> capture group). Again, the colons are literals:</text:p>
          <text:p text:style-name="P25"><text:span text:style-name="Source_20_Text">&lt;HOST&gt; - - \[(\d{2})/\w{3}/\d{4}:\1:\1:\1</text:span></text:p>
          <text:p text:style-name="P71">If you do not want to use backreferences this can also be written as:</text:p>
          <text:p text:style-name="P25"><text:span text:style-name="Source_20_Text">&lt;HOST&gt; - - \[\d{2}/\w{3}/\d{4}:\d{2}:\d{2}:\d{2}</text:span></text:p>
        </text:list-item>
        <text:list-item>
          <text:p text:style-name="P71">The <text:span text:style-name="Source_20_Text">-0400</text:span> segment should be written similarly to the year, with the additional literal <text:span text:style-name="Source_20_Text">-</text:span>: <text:span text:style-name="Source_20_Text">-\d{4}</text:span>. Finally, you can close the square bracket (escaping with a backslash first), and finish the rest with the literal string:</text:p>
          <text:p text:style-name="P25"><text:soft-page-break/><text:span text:style-name="Source_20_Text">&lt;HOST&gt; - - \[(\d{2})/\w{3}/\d{4}:\1:\1:\1 -\d{4}\] "POST /wp-login.php HTTP/1.1" 200</text:span></text:p>
          <text:p text:style-name="P71">Or:</text:p>
          <text:p text:style-name="P25"><text:span text:style-name="Source_20_Text">&lt;HOST&gt; - - \[\d{2}/\w{3}/\d{4}:\d{2}:\d{2}:\d{2} -\d{4}\] "POST /wp-login.php HTTP/1.1" 200</text:span></text:p>
        </text:list-item>
      </text:list>
      <text:h text:style-name="Heading_20_3" text:outline-level="3"><text:bookmark text:name="apply-the-failregex"/>Apply the Failregex</text:h>
      <text:p text:style-name="Text_20_body">With the failregex created, it then needs to be added to a filter.</text:p>
      <text:list xml:id="list1850291289" text:style-name="L28">
        <text:list-item>
          <text:p text:style-name="P72">Navigate to Fail2ban’s <text:span text:style-name="Source_20_Text">filter.d</text:span> directory:</text:p>
          <text:p text:style-name="P26"><text:span text:style-name="Source_20_Text">cd /etc/fail2ban/filter.d</text:span></text:p>
        </text:list-item>
        <text:list-item>
          <text:p text:style-name="P72">Create a file called <text:span text:style-name="Source_20_Text">wordpress.conf</text:span>, and add your failregex:</text:p>
        </text:list-item>
      </text:list>
      <text:p text:style-name="P1">File: /etc/fail2ban/filter.d/wordpress.conf</text:p>
      <table:table table:name="Tabela15" table:style-name="Tabela15">
        <table:table-column table:style-name="Tabela15.A"/>
        <table:table-column table:style-name="Tabela15.B"/>
        <table:table-row table:style-name="TableLine94785768233904">
          <table:table-cell table:style-name="Tabela15.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2"><text:span text:style-name="Source_20_Text">6</text:span></text:p>
          </table:table-cell>
          <table:table-cell table:style-name="Tabela15.A1" office:value-type="string">
            <text:p text:style-name="Preformatted_20_Text"><text:span text:style-name="Source_20_Text"># Fail2Ban filter for WordPress</text:span></text:p>
            <text:p text:style-name="Preformatted_20_Text"/>
            <text:p text:style-name="Preformatted_20_Text"><text:span text:style-name="Source_20_Text">[Definition]</text:span></text:p>
            <text:p text:style-name="Preformatted_20_Text"/>
            <text:p text:style-name="Preformatted_20_Text"><text:span text:style-name="Source_20_Text">failregex = &lt;HOST&gt; - - \[(\d{2})/\w{3}/\d{4}:\1:\1:\1 -\d{4}\] "POST /wp-login.php HTTP/1.1" 200</text:span></text:p>
            <text:p text:style-name="P2"><text:span text:style-name="Source_20_Text">ignoreregex =</text:span></text:p>
          </table:table-cell>
        </table:table-row>
      </table:table>
      <text:p text:style-name="P2"><text:span text:style-name="Source_20_Text">Save and quit.</text:span></text:p>
      <text:list xml:id="list4077214948" text:style-name="L29">
        <text:list-item>
          <text:p text:style-name="P73">Add a WordPress section to <text:span text:style-name="Source_20_Text">jail.local</text:span>:</text:p>
        </text:list-item>
      </text:list>
      <text:p text:style-name="P1">File: /etc/fail2ban/jail.local</text:p>
      <table:table table:name="Tabela16" table:style-name="Tabela16">
        <table:table-column table:style-name="Tabela16.A"/>
        <table:table-column table:style-name="Tabela16.B"/>
        <table:table-row table:style-name="TableLine94785768324784">
          <table:table-cell table:style-name="Tabela16.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2"><text:span text:style-name="Source_20_Text">5</text:span></text:p>
          </table:table-cell>
          <table:table-cell table:style-name="Tabela16.A1" office:value-type="string">
            <text:p text:style-name="Preformatted_20_Text"><text:span text:style-name="Source_20_Text">[wordpress]</text:span></text:p>
            <text:p text:style-name="Preformatted_20_Text"><text:span text:style-name="Source_20_Text">enabled <text:s/>= true</text:span></text:p>
            <text:p text:style-name="Preformatted_20_Text"><text:span text:style-name="Source_20_Text">filter <text:s text:c="2"/>= wordpress</text:span></text:p>
            <text:p text:style-name="Preformatted_20_Text"><text:span text:style-name="Source_20_Text">logpath <text:s/>= /var/www/html/andromeda/logs/access.log</text:span></text:p>
            <text:p text:style-name="P2"><text:span text:style-name="Source_20_Text">port <text:s text:c="4"/>= 80,443</text:span></text:p>
          </table:table-cell>
        </table:table-row>
      </table:table>
      <text:p text:style-name="Text_20_body">This uses the default ban and email action. Other actions can be defined by adding an <text:span text:style-name="Source_20_Text">action =</text:span> line.</text:p>
      <text:p text:style-name="Text_20_body">Save and exit, then restart Fail2ban.</text:p>
      <text:h text:style-name="Heading_20_2" text:outline-level="2"><text:bookmark text:name="use-the-fail2ban-client"/>Use the Fail2ban Client</text:h>
      <text:p text:style-name="Text_20_body">Fail2ban provides a command <text:span text:style-name="Source_20_Text">fail2ban-client</text:span> that can be used to run Fail2ban from the command line:</text:p>
      <text:p text:style-name="P2"><text:span text:style-name="Source_20_Text">fail2ban-client COMMAND</text:span></text:p>
      <text:list xml:id="list3535981319" text:style-name="L30">
        <text:list-item>
          <text:p text:style-name="P79"><text:span text:style-name="Source_20_Text">start</text:span>: Starts the Fail2ban server and jails.</text:p>
        </text:list-item>
        <text:list-item>
          <text:p text:style-name="P79"><text:span text:style-name="Source_20_Text">reload</text:span>: Reloads Fail2ban’s configuration files.</text:p>
        </text:list-item>
        <text:list-item>
          <text:p text:style-name="P79"><text:span text:style-name="Source_20_Text">reload JAIL</text:span>: Replaces <text:span text:style-name="Source_20_Text">JAIL</text:span> with the name of a Fail2ban jail; this reloads the jail.</text:p>
        </text:list-item>
        <text:list-item>
          <text:p text:style-name="P79"><text:span text:style-name="Source_20_Text">stop</text:span>: Terminates the server.</text:p>
        </text:list-item>
        <text:list-item>
          <text:p text:style-name="P79"><text:soft-page-break/><text:span text:style-name="Source_20_Text">status</text:span>: Will show the status of the server, and enable jails.</text:p>
        </text:list-item>
        <text:list-item>
          <text:p text:style-name="P74"><text:span text:style-name="Source_20_Text">status JAIL</text:span>: Will show the status of the jail, including any currently-banned IPs.</text:p>
        </text:list-item>
      </text:list>
      <text:p text:style-name="Text_20_body">For example, to check that the Fail2Ban is running and the SSHd jail is enabled, run:</text:p>
      <text:p text:style-name="P2"><text:span text:style-name="Source_20_Text">fail2ban-client status</text:span></text:p>
      <text:p text:style-name="Text_20_body">The output should be:</text:p>
      <text:p text:style-name="Preformatted_20_Text"><text:span text:style-name="Source_20_Text">Status</text:span></text:p>
      <text:p text:style-name="Preformatted_20_Text"><text:span text:style-name="Source_20_Text">|- Number of jail: <text:s text:c="5"/>1</text:span></text:p>
      <text:p text:style-name="P2"><text:span text:style-name="Source_20_Text">`- Jail list: <text:s text:c="2"/>sshd</text:span></text:p>
      <text:p text:style-name="Text_20_body">For additional information about <text:span text:style-name="Source_20_Text">fail2ban-client</text:span> commands, see the <text:a xlink:type="simple" xlink:href="https://www.fail2ban.org/wiki/index.php/Commands" office:target-frame-name="_blank" xlink:show="new" text:style-name="Internet_20_link" text:visited-style-name="Visited_20_Internet_20_Link">Fail2ban wiki</text:a>.</text:p>
      <text:h text:style-name="Heading_20_2" text:outline-level="2"><text:bookmark text:name="lockout-recovery"/>Lockout Recovery</text:h>
      <text:p text:style-name="Text_20_body">In the event that you find yourself locked out of your Linode due to fail2ban, you can still gain access by using our out-of-band <text:a xlink:type="simple" xlink:href="https://www.linode.com/docs/platform/manager/using-the-linode-shell-lish/" office:target-frame-name="_blank" xlink:show="new" text:style-name="Internet_20_link" text:visited-style-name="Visited_20_Internet_20_Link">Lish Console</text:a>.</text:p>
      <text:p text:style-name="Text_20_body">From here, you can view your firewall rules to ensure that it is fail2ban that blocked your IP, and not something else. To do this, enter the following command:</text:p>
      <text:p text:style-name="P2"><text:span text:style-name="Source_20_Text">iptables -n -L</text:span></text:p>
      <text:p text:style-name="Text_20_body">Look for your IP address in the <text:span text:style-name="Source_20_Text">source</text:span> column of any fail2ban chains (always prefixed by <text:span text:style-name="Source_20_Text">f2b</text:span> or <text:span text:style-name="Source_20_Text">fail2ban</text:span>) to confirm whether or not you were blocked by the fail2ban service:</text:p>
      <text:p text:style-name="Preformatted_20_Text"><text:s text:c="2"/><text:span text:style-name="Source_20_Text">Chain f2b-sshd (1 references)</text:span></text:p>
      <text:p text:style-name="Preformatted_20_Text"><text:span text:style-name="Source_20_Text">target <text:s text:c="4"/>prot opt source <text:s text:c="14"/>destination</text:span></text:p>
      <text:p text:style-name="P2"><text:span text:style-name="Source_20_Text">REJECT <text:s text:c="4"/>all <text:s/>-- <text:s/>203.0.113.0 <text:s text:c="7"/>0.0.0.0/0 <text:s text:c="11"/>reject-with icmp-e</text:span></text:p>
      <text:p text:style-name="Text_20_body">To remove your IP address from a <text:a xlink:type="simple" xlink:href="https://www.linode.com/docs/guides/using-fail2ban-to-secure-your-server-a-tutorial/#configure-jail-local-settings" text:style-name="Internet_20_link" text:visited-style-name="Visited_20_Internet_20_Link">jail</text:a>, you can use the following command, replacing <text:span text:style-name="Source_20_Text">203.0.113.0</text:span> and <text:span text:style-name="Source_20_Text">jailname</text:span> with the IP address and name of the jail that you’d like to unban:</text:p>
      <text:p text:style-name="P2"><text:span text:style-name="Source_20_Text">fail2ban-client set jailname unbanip 203.0.113.0</text:span></text:p>
      <text:p text:style-name="Quotations"><text:span text:style-name="Strong_20_Emphasis">Note</text:span></text:p>
      <text:p text:style-name="Quotations">If you can’t remember your jail name, then you can always use the following command to list all jails:</text:p>
      <text:p text:style-name="P27"><text:span text:style-name="Source_20_Text">fail2ban-client status</text:span></text:p>
      <text:p text:style-name="Text_20_body">If you find that you would like to stop using your fail2ban service at any time, you can enter the following:</text:p>
      <text:p text:style-name="P2"><text:span text:style-name="Source_20_Text">fail2ban-client stop</text:span></text:p>
      <text:p text:style-name="Text_20_body">CentOS 7 and Fedora additionally require two extra commands to be fully stopped and disabled:</text:p>
      <text:p text:style-name="Preformatted_20_Text"><text:span text:style-name="Source_20_Text">systemctl stop fail2ban</text:span></text:p>
      <text:p text:style-name="P2"><text:span text:style-name="Source_20_Text">systemctl disable fail2ban</text:span></text:p>
      <text:p text:style-name="Standard"><text:a xlink:type="simple" xlink:href="https://www.linode.com/docs/guides/using-fail2ban-to-secure-your-server-a-tutorial/" text:style-name="Internet_20_link" text:visited-style-name="Visited_20_Internet_20_Link">https://www.linode.com/docs/guides/using-fail2ban-to-secure-your-server-a-tutorial/</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8T19:39:27.689018630</meta:creation-date>
    <dc:date>2021-04-28T19:53:51.319815142</dc:date>
    <meta:editing-duration>PT2M17S</meta:editing-duration>
    <meta:editing-cycles>2</meta:editing-cycles>
    <meta:generator>LibreOffice/6.4.7.2$Linux_X86_64 LibreOffice_project/40$Build-2</meta:generator>
    <meta:document-statistic meta:table-count="16" meta:image-count="0" meta:object-count="1" meta:page-count="20" meta:paragraph-count="572" meta:word-count="6065" meta:character-count="37836" meta:non-whitespace-character-count="31912"/>
  </office:meta>
</office:document-meta>
</file>